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130f9" officeooo:paragraph-rsid="001130f9"/>
    </style:style>
    <style:style style:name="P3" style:family="paragraph" style:parent-style-name="Standard">
      <style:text-properties officeooo:paragraph-rsid="00125319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125319" style:font-weight-asian="bold" style:font-weight-complex="bold"/>
    </style:style>
    <style:style style:name="P6" style:family="paragraph" style:parent-style-name="Standard">
      <style:text-properties fo:font-weight="bold" officeooo:paragraph-rsid="001383f4" style:font-weight-asian="bold" style:font-weight-complex="bold"/>
    </style:style>
    <style:style style:name="P7" style:family="paragraph" style:parent-style-name="Standard">
      <style:text-properties fo:font-weight="bold" officeooo:paragraph-rsid="00154e03" style:font-weight-asian="bold" style:font-weight-complex="bold"/>
    </style:style>
    <style:style style:name="P8" style:family="paragraph" style:parent-style-name="Standard">
      <style:text-properties fo:font-weight="bold" officeooo:paragraph-rsid="00163777" style:font-weight-asian="bold" style:font-weight-complex="bold"/>
    </style:style>
    <style:style style:name="P9" style:family="paragraph" style:parent-style-name="Standard">
      <style:text-properties fo:font-weight="bold" officeooo:rsid="001130f9" officeooo:paragraph-rsid="001130f9" style:font-weight-asian="bold" style:font-weight-complex="bold"/>
    </style:style>
    <style:style style:name="P10" style:family="paragraph" style:parent-style-name="Standard">
      <style:text-properties officeooo:paragraph-rsid="00154e03"/>
    </style:style>
    <style:style style:name="P11" style:family="paragraph" style:parent-style-name="Standard">
      <style:text-properties officeooo:paragraph-rsid="00163777"/>
    </style:style>
    <style:style style:name="P12" style:family="paragraph" style:parent-style-name="Standard">
      <style:text-properties officeooo:paragraph-rsid="0017525a"/>
    </style:style>
    <style:style style:name="P13" style:family="paragraph" style:parent-style-name="Standard">
      <style:text-properties fo:font-weight="normal" officeooo:rsid="00125319" officeooo:paragraph-rsid="00125319" style:font-weight-asian="normal" style:font-weight-complex="normal"/>
    </style:style>
    <style:style style:name="P14" style:family="paragraph" style:parent-style-name="Standard">
      <style:text-properties fo:font-weight="normal" officeooo:rsid="00154e03" officeooo:paragraph-rsid="00154e03" style:font-weight-asian="normal" style:font-weight-complex="normal"/>
    </style:style>
    <style:style style:name="P15" style:family="paragraph" style:parent-style-name="Standard">
      <style:text-properties fo:font-weight="normal" officeooo:rsid="00163777" officeooo:paragraph-rsid="00154e03" style:font-weight-asian="normal" style:font-weight-complex="normal"/>
    </style:style>
    <style:style style:name="P16" style:family="paragraph" style:parent-style-name="Standard">
      <style:text-properties fo:font-weight="normal" officeooo:rsid="00163777" officeooo:paragraph-rsid="00163777" style:font-weight-asian="normal" style:font-weight-complex="normal"/>
    </style:style>
    <style:style style:name="P17" style:family="paragraph" style:parent-style-name="Text_20_body">
      <style:text-properties officeooo:rsid="0010e1c7" officeooo:paragraph-rsid="0010e1c7"/>
    </style:style>
    <style:style style:name="P18" style:family="paragraph" style:parent-style-name="Text_20_body">
      <style:text-properties officeooo:rsid="001130f9" officeooo:paragraph-rsid="001130f9"/>
    </style:style>
    <style:style style:name="P19" style:family="paragraph" style:parent-style-name="Text_20_body">
      <style:text-properties officeooo:paragraph-rsid="001130f9"/>
    </style:style>
    <style:style style:name="P20" style:family="paragraph" style:parent-style-name="Text_20_body">
      <style:text-properties fo:font-weight="bold" officeooo:paragraph-rsid="0017525a" style:font-weight-asian="bold" style:font-weight-complex="bold"/>
    </style:style>
    <style:style style:name="P21" style:family="paragraph" style:parent-style-name="Text_20_body">
      <style:text-properties fo:font-weight="bold" officeooo:paragraph-rsid="00193956" style:font-weight-asian="bold" style:font-weight-complex="bold"/>
    </style:style>
    <style:style style:name="P22" style:family="paragraph" style:parent-style-name="Text_20_body">
      <style:text-properties fo:font-weight="bold" officeooo:rsid="00193956" officeooo:paragraph-rsid="00193956" style:font-weight-asian="bold" style:font-weight-complex="bold"/>
    </style:style>
    <style:style style:name="P23" style:family="paragraph" style:parent-style-name="Text_20_body">
      <style:text-properties fo:font-weight="bold" officeooo:rsid="001a99f1" officeooo:paragraph-rsid="001a99f1" style:font-weight-asian="bold" style:font-weight-complex="bold"/>
    </style:style>
    <style:style style:name="P24" style:family="paragraph" style:parent-style-name="Text_20_body">
      <style:text-properties fo:font-weight="bold" officeooo:paragraph-rsid="001a99f1" style:font-weight-asian="bold" style:font-weight-complex="bold"/>
    </style:style>
    <style:style style:name="P25" style:family="paragraph" style:parent-style-name="Text_20_body">
      <style:text-properties fo:font-weight="bold" officeooo:paragraph-rsid="001a9af2" style:font-weight-asian="bold" style:font-weight-complex="bold"/>
    </style:style>
    <style:style style:name="P26" style:family="paragraph" style:parent-style-name="Text_20_body">
      <style:text-properties fo:font-weight="bold" officeooo:rsid="001b515e" officeooo:paragraph-rsid="001b515e" style:font-weight-asian="bold" style:font-weight-complex="bold"/>
    </style:style>
    <style:style style:name="P27" style:family="paragraph" style:parent-style-name="Text_20_body">
      <style:text-properties fo:font-weight="bold" officeooo:rsid="001b515e" officeooo:paragraph-rsid="001b96d0" style:font-weight-asian="bold" style:font-weight-complex="bold"/>
    </style:style>
    <style:style style:name="P28" style:family="paragraph" style:parent-style-name="Text_20_body">
      <style:text-properties fo:font-weight="bold" officeooo:rsid="000f1cd1" officeooo:paragraph-rsid="001a99f1" style:font-weight-asian="bold" style:font-weight-complex="bold"/>
    </style:style>
    <style:style style:name="P29" style:family="paragraph" style:parent-style-name="Text_20_body">
      <style:text-properties fo:font-weight="bold" officeooo:rsid="001a9af2" officeooo:paragraph-rsid="001a9af2" style:font-weight-asian="bold" style:font-weight-complex="bold"/>
    </style:style>
    <style:style style:name="P30" style:family="paragraph" style:parent-style-name="Text_20_body">
      <style:text-properties fo:font-weight="bold" officeooo:rsid="001a9af2" officeooo:paragraph-rsid="001b515e" style:font-weight-asian="bold" style:font-weight-complex="bold"/>
    </style:style>
    <style:style style:name="P31" style:family="paragraph" style:parent-style-name="Text_20_body">
      <style:text-properties fo:font-weight="bold" officeooo:rsid="001d9030" officeooo:paragraph-rsid="0020832d" style:font-weight-asian="bold" style:font-weight-complex="bold"/>
    </style:style>
    <style:style style:name="P32" style:family="paragraph" style:parent-style-name="Text_20_body">
      <style:text-properties officeooo:paragraph-rsid="0017525a"/>
    </style:style>
    <style:style style:name="P33" style:family="paragraph" style:parent-style-name="Text_20_body">
      <style:text-properties officeooo:paragraph-rsid="001a99f1"/>
    </style:style>
    <style:style style:name="P34" style:family="paragraph" style:parent-style-name="Text_20_body">
      <style:text-properties officeooo:paragraph-rsid="001a9af2"/>
    </style:style>
    <style:style style:name="P35" style:family="paragraph" style:parent-style-name="Text_20_body">
      <style:text-properties officeooo:paragraph-rsid="001b515e"/>
    </style:style>
    <style:style style:name="P36" style:family="paragraph" style:parent-style-name="Text_20_body">
      <style:text-properties officeooo:rsid="001b515e" officeooo:paragraph-rsid="001b515e"/>
    </style:style>
    <style:style style:name="P37" style:family="paragraph" style:parent-style-name="Text_20_body">
      <style:text-properties officeooo:rsid="001b515e" officeooo:paragraph-rsid="001b96d0"/>
    </style:style>
    <style:style style:name="P38" style:family="paragraph" style:parent-style-name="Text_20_body">
      <style:text-properties officeooo:paragraph-rsid="001b96d0"/>
    </style:style>
    <style:style style:name="P39" style:family="paragraph" style:parent-style-name="Text_20_body">
      <style:text-properties fo:font-weight="normal" officeooo:rsid="00193956" officeooo:paragraph-rsid="00193956" style:font-weight-asian="normal" style:font-weight-complex="normal"/>
    </style:style>
    <style:style style:name="P40" style:family="paragraph" style:parent-style-name="Text_20_body">
      <style:text-properties fo:font-weight="normal" officeooo:rsid="00193956" officeooo:paragraph-rsid="0017525a" style:font-weight-asian="normal" style:font-weight-complex="normal"/>
    </style:style>
    <style:style style:name="P41" style:family="paragraph" style:parent-style-name="Text_20_body">
      <style:text-properties fo:font-weight="normal" officeooo:rsid="001a99f1" officeooo:paragraph-rsid="001a99f1" style:font-weight-asian="normal" style:font-weight-complex="normal"/>
    </style:style>
    <style:style style:name="P42" style:family="paragraph" style:parent-style-name="Text_20_body">
      <style:text-properties fo:font-weight="normal" officeooo:rsid="001a9af2" officeooo:paragraph-rsid="001a9af2" style:font-weight-asian="normal" style:font-weight-complex="normal"/>
    </style:style>
    <style:style style:name="P43" style:family="paragraph" style:parent-style-name="Text_20_body">
      <style:text-properties fo:font-weight="normal" officeooo:rsid="001a9af2" officeooo:paragraph-rsid="0017525a" style:font-weight-asian="normal" style:font-weight-complex="normal"/>
    </style:style>
    <style:style style:name="P44" style:family="paragraph" style:parent-style-name="Text_20_body">
      <style:text-properties fo:font-weight="normal" officeooo:rsid="001b515e" officeooo:paragraph-rsid="001a9af2" style:font-weight-asian="normal" style:font-weight-complex="normal"/>
    </style:style>
    <style:style style:name="P45" style:family="paragraph" style:parent-style-name="Text_20_body">
      <style:text-properties fo:font-weight="normal" officeooo:rsid="001b515e" officeooo:paragraph-rsid="001b515e" style:font-weight-asian="normal" style:font-weight-complex="normal"/>
    </style:style>
    <style:style style:name="P46" style:family="paragraph" style:parent-style-name="Text_20_body">
      <style:text-properties fo:font-weight="normal" officeooo:rsid="001b515e" officeooo:paragraph-rsid="001b96d0" style:font-weight-asian="normal" style:font-weight-complex="normal"/>
    </style:style>
    <style:style style:name="P47" style:family="paragraph" style:parent-style-name="Text_20_body">
      <style:text-properties fo:font-weight="normal" officeooo:rsid="001b96d0" officeooo:paragraph-rsid="001b515e" style:font-weight-asian="normal" style:font-weight-complex="normal"/>
    </style:style>
    <style:style style:name="P48" style:family="paragraph" style:parent-style-name="Text_20_body">
      <style:text-properties fo:font-weight="normal" officeooo:rsid="001b96d0" officeooo:paragraph-rsid="001b96d0" style:font-weight-asian="normal" style:font-weight-complex="normal"/>
    </style:style>
    <style:style style:name="P49" style:family="paragraph" style:parent-style-name="Text_20_body">
      <style:text-properties fo:font-weight="normal" officeooo:rsid="0020832d" officeooo:paragraph-rsid="00248e11" style:font-weight-asian="normal" style:font-weight-complex="normal"/>
    </style:style>
    <style:style style:name="P50" style:family="paragraph" style:parent-style-name="Text_20_body">
      <style:text-properties officeooo:paragraph-rsid="001d9030"/>
    </style:style>
    <style:style style:name="P51" style:family="paragraph" style:parent-style-name="Text_20_body">
      <style:text-properties officeooo:rsid="000f1cd1" officeooo:paragraph-rsid="000f1cd1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Title">
      <style:text-properties officeooo:rsid="000f1cd1" officeooo:paragraph-rsid="000f1cd1"/>
    </style:style>
    <style:style style:name="P57" style:family="paragraph" style:parent-style-name="Heading_20_1">
      <style:text-properties officeooo:rsid="000f1cd1" officeooo:paragraph-rsid="000f1cd1"/>
    </style:style>
    <style:style style:name="P58" style:family="paragraph" style:parent-style-name="Heading_20_1">
      <style:text-properties officeooo:rsid="001130f9" officeooo:paragraph-rsid="001130f9"/>
    </style:style>
    <style:style style:name="P59" style:family="paragraph" style:parent-style-name="Heading_20_2">
      <style:text-properties officeooo:rsid="001130f9" officeooo:paragraph-rsid="001130f9"/>
    </style:style>
    <style:style style:name="P60" style:family="paragraph" style:parent-style-name="Heading_20_2">
      <style:text-properties officeooo:paragraph-rsid="001130f9"/>
    </style:style>
    <style:style style:name="P61" style:family="paragraph" style:parent-style-name="Heading_20_2">
      <style:text-properties officeooo:paragraph-rsid="0017525a"/>
    </style:style>
    <style:style style:name="P62" style:family="paragraph" style:parent-style-name="Heading_20_2">
      <style:text-properties officeooo:paragraph-rsid="001b515e"/>
    </style:style>
    <style:style style:name="P63" style:family="paragraph" style:parent-style-name="Heading_20_2">
      <style:text-properties officeooo:paragraph-rsid="001b96d0"/>
    </style:style>
    <style:style style:name="P64" style:family="paragraph" style:parent-style-name="Heading_20_2">
      <style:text-properties officeooo:rsid="001d9030" officeooo:paragraph-rsid="001d9030"/>
    </style:style>
    <style:style style:name="P65" style:family="paragraph" style:parent-style-name="Heading_20_2">
      <style:text-properties fo:font-weight="bold" officeooo:rsid="001d9030" officeooo:paragraph-rsid="0020832d" style:font-weight-asian="bold" style:font-weight-complex="bold"/>
    </style:style>
    <style:style style:name="P66" style:family="paragraph" style:parent-style-name="Heading_20_2">
      <style:text-properties fo:font-weight="bold" officeooo:rsid="001d9030" officeooo:paragraph-rsid="00248e11" style:font-weight-asian="bold" style:font-weight-complex="bold"/>
    </style:style>
    <style:style style:name="P67" style:family="paragraph" style:parent-style-name="Heading_20_2">
      <style:text-properties fo:font-weight="bold" officeooo:rsid="001d9030" officeooo:paragraph-rsid="0026d4e7" style:font-weight-asian="bold" style:font-weight-complex="bold"/>
    </style:style>
    <style:style style:name="P68" style:family="paragraph" style:parent-style-name="Heading_20_3">
      <style:text-properties officeooo:rsid="00163777" officeooo:paragraph-rsid="00163777"/>
    </style:style>
    <style:style style:name="P69" style:family="paragraph" style:parent-style-name="Heading_20_4">
      <style:text-properties officeooo:rsid="000f1cd1" officeooo:paragraph-rsid="0017525a"/>
    </style:style>
    <style:style style:name="P70" style:family="paragraph" style:parent-style-name="Heading_20_4">
      <style:text-properties fo:font-weight="bold" officeooo:rsid="000f1cd1" officeooo:paragraph-rsid="001a99f1" style:font-weight-asian="bold" style:font-weight-complex="bold"/>
    </style:style>
    <style:style style:name="P71" style:family="paragraph" style:parent-style-name="Heading_20_4">
      <style:text-properties fo:font-weight="bold" officeooo:paragraph-rsid="001a9af2" style:font-weight-asian="bold" style:font-weight-complex="bold"/>
    </style:style>
    <style:style style:name="P72" style:family="paragraph" style:parent-style-name="Heading_20_4">
      <style:text-properties fo:font-weight="bold" officeooo:rsid="001a9af2" officeooo:paragraph-rsid="001a9af2" style:font-weight-asian="bold" style:font-weight-complex="bold"/>
    </style:style>
    <style:style style:name="P73" style:family="paragraph" style:parent-style-name="Heading_20_4">
      <style:text-properties fo:font-weight="bold" officeooo:rsid="001a9af2" officeooo:paragraph-rsid="001b515e" style:font-weight-asian="bold" style:font-weight-complex="bold"/>
    </style:style>
    <style:style style:name="P74" style:family="paragraph" style:parent-style-name="Standard" style:list-style-name="L2">
      <style:text-properties fo:font-weight="normal" officeooo:rsid="001383f4" officeooo:paragraph-rsid="001383f4" style:font-weight-asian="normal" style:font-weight-complex="normal"/>
    </style:style>
    <style:style style:name="P75" style:family="paragraph" style:parent-style-name="Text_20_body" style:list-style-name="L1">
      <style:text-properties officeooo:rsid="000f1cd1" officeooo:paragraph-rsid="000f1cd1"/>
    </style:style>
    <style:style style:name="P76" style:family="paragraph" style:parent-style-name="Text_20_body" style:list-style-name="L1">
      <style:text-properties officeooo:rsid="0010e1c7" officeooo:paragraph-rsid="0010e1c7"/>
    </style:style>
    <style:style style:name="P77" style:family="paragraph" style:parent-style-name="Text_20_body" style:list-style-name="L3">
      <style:text-properties fo:font-weight="normal" officeooo:rsid="001a99f1" officeooo:paragraph-rsid="001a99f1" style:font-weight-asian="normal" style:font-weight-complex="normal"/>
    </style:style>
    <style:style style:name="P78" style:family="paragraph" style:parent-style-name="Text_20_body" style:list-style-name="L4">
      <style:text-properties fo:font-weight="normal" officeooo:rsid="001a99f1" officeooo:paragraph-rsid="001a99f1" style:font-weight-asian="normal" style:font-weight-complex="normal"/>
    </style:style>
    <style:style style:name="P79" style:family="paragraph" style:parent-style-name="Text_20_body" style:list-style-name="L5">
      <style:text-properties fo:font-weight="normal" officeooo:rsid="001b515e" officeooo:paragraph-rsid="001b515e" style:font-weight-asian="normal" style:font-weight-complex="normal"/>
    </style:style>
    <style:style style:name="P80" style:family="paragraph" style:parent-style-name="Text_20_body" style:list-style-name="L6">
      <style:text-properties fo:font-weight="normal" officeooo:rsid="001d9030" officeooo:paragraph-rsid="001d9030" style:font-weight-asian="normal" style:font-weight-complex="normal"/>
    </style:style>
    <style:style style:name="P81" style:family="paragraph" style:parent-style-name="Text_20_body" style:list-style-name="L7">
      <style:text-properties fo:font-weight="normal" officeooo:rsid="001d9030" officeooo:paragraph-rsid="00208dfe" style:font-weight-asian="normal" style:font-weight-complex="normal"/>
    </style:style>
    <style:style style:name="P82" style:family="paragraph" style:parent-style-name="Text_20_body" style:list-style-name="L7">
      <style:text-properties fo:font-weight="normal" officeooo:rsid="001d9030" officeooo:paragraph-rsid="0021796f" style:font-weight-asian="normal" style:font-weight-complex="normal"/>
    </style:style>
    <style:style style:name="P83" style:family="paragraph" style:parent-style-name="Text_20_body" style:list-style-name="L8">
      <style:text-properties fo:font-weight="normal" officeooo:rsid="001d9030" officeooo:paragraph-rsid="00248e11" style:font-weight-asian="normal" style:font-weight-complex="normal"/>
    </style:style>
    <style:style style:name="P84" style:family="paragraph" style:parent-style-name="Text_20_body" style:list-style-name="L9">
      <style:text-properties fo:font-weight="normal" officeooo:rsid="001d9030" officeooo:paragraph-rsid="0025aae8" style:font-weight-asian="normal" style:font-weight-complex="normal"/>
    </style:style>
    <style:style style:name="P85" style:family="paragraph" style:parent-style-name="Text_20_body" style:list-style-name="L9">
      <style:text-properties fo:font-weight="normal" officeooo:rsid="001d9030" officeooo:paragraph-rsid="0026d4e7" style:font-weight-asian="normal" style:font-weight-complex="normal"/>
    </style:style>
    <style:style style:name="P86" style:family="paragraph" style:parent-style-name="Text_20_body" style:list-style-name="L10">
      <style:text-properties fo:font-weight="normal" officeooo:rsid="001d9030" officeooo:paragraph-rsid="002ad25b" style:font-weight-asian="normal" style:font-weight-complex="normal"/>
    </style:style>
    <style:style style:name="P87" style:family="paragraph" style:parent-style-name="Text_20_body" style:list-style-name="L6">
      <style:text-properties fo:font-weight="normal" officeooo:rsid="00204b3f" officeooo:paragraph-rsid="00204b3f" style:font-weight-asian="normal" style:font-weight-complex="normal"/>
    </style:style>
    <style:style style:name="P88" style:family="paragraph" style:parent-style-name="Text_20_body" style:list-style-name="L7">
      <style:text-properties fo:font-weight="normal" officeooo:rsid="00204b3f" officeooo:paragraph-rsid="00248e11" style:font-weight-asian="normal" style:font-weight-complex="normal"/>
    </style:style>
    <style:style style:name="P89" style:family="paragraph" style:parent-style-name="Text_20_body" style:list-style-name="L8">
      <style:text-properties fo:font-weight="normal" officeooo:rsid="00204b3f" officeooo:paragraph-rsid="00248e11" style:font-weight-asian="normal" style:font-weight-complex="normal"/>
    </style:style>
    <style:style style:name="P90" style:family="paragraph" style:parent-style-name="Text_20_body" style:list-style-name="L10">
      <style:text-properties fo:font-weight="normal" officeooo:rsid="00204b3f" officeooo:paragraph-rsid="002ad25b" style:font-weight-asian="normal" style:font-weight-complex="normal"/>
    </style:style>
    <style:style style:name="P91" style:family="paragraph" style:parent-style-name="Text_20_body" style:list-style-name="L6">
      <style:text-properties fo:font-weight="normal" officeooo:rsid="00205637" officeooo:paragraph-rsid="00205637" style:font-weight-asian="normal" style:font-weight-complex="normal"/>
    </style:style>
    <style:style style:name="P92" style:family="paragraph" style:parent-style-name="Text_20_body" style:list-style-name="L7">
      <style:text-properties fo:font-weight="normal" officeooo:rsid="00205637" officeooo:paragraph-rsid="00248e11" style:font-weight-asian="normal" style:font-weight-complex="normal"/>
    </style:style>
    <style:style style:name="P93" style:family="paragraph" style:parent-style-name="Text_20_body" style:list-style-name="L8">
      <style:text-properties fo:font-weight="normal" officeooo:rsid="00205637" officeooo:paragraph-rsid="00248e11" style:font-weight-asian="normal" style:font-weight-complex="normal"/>
    </style:style>
    <style:style style:name="P94" style:family="paragraph" style:parent-style-name="Text_20_body" style:list-style-name="L9">
      <style:text-properties fo:font-weight="normal" officeooo:rsid="00205637" officeooo:paragraph-rsid="0026d4e7" style:font-weight-asian="normal" style:font-weight-complex="normal"/>
    </style:style>
    <style:style style:name="P95" style:family="paragraph" style:parent-style-name="Text_20_body" style:list-style-name="L10">
      <style:text-properties fo:font-weight="normal" officeooo:rsid="00205637" officeooo:paragraph-rsid="002ad25b" style:font-weight-asian="normal" style:font-weight-complex="normal"/>
    </style:style>
    <style:style style:name="P96" style:family="paragraph" style:parent-style-name="Text_20_body" style:list-style-name="L6">
      <style:text-properties fo:font-weight="normal" officeooo:rsid="0020832d" officeooo:paragraph-rsid="0020832d" style:font-weight-asian="normal" style:font-weight-complex="normal"/>
    </style:style>
    <style:style style:name="P97" style:family="paragraph" style:parent-style-name="Text_20_body" style:list-style-name="L7">
      <style:text-properties fo:font-weight="normal" officeooo:rsid="0020832d" officeooo:paragraph-rsid="00248e11" style:font-weight-asian="normal" style:font-weight-complex="normal"/>
    </style:style>
    <style:style style:name="P98" style:family="paragraph" style:parent-style-name="Text_20_body" style:list-style-name="L8">
      <style:text-properties fo:font-weight="normal" officeooo:rsid="0020832d" officeooo:paragraph-rsid="00248e11" style:font-weight-asian="normal" style:font-weight-complex="normal"/>
    </style:style>
    <style:style style:name="P99" style:family="paragraph" style:parent-style-name="Text_20_body" style:list-style-name="L10">
      <style:text-properties fo:font-weight="normal" officeooo:rsid="0020832d" officeooo:paragraph-rsid="002ad25b" style:font-weight-asian="normal" style:font-weight-complex="normal"/>
    </style:style>
    <style:style style:name="P100" style:family="paragraph" style:parent-style-name="Text_20_body" style:list-style-name="L7">
      <style:text-properties fo:font-weight="normal" officeooo:rsid="0021796f" officeooo:paragraph-rsid="0021796f" style:font-weight-asian="normal" style:font-weight-complex="normal"/>
    </style:style>
    <style:style style:name="P101" style:family="paragraph" style:parent-style-name="Text_20_body" style:list-style-name="L7">
      <style:text-properties fo:font-weight="normal" officeooo:rsid="0021796f" officeooo:paragraph-rsid="00229739" style:font-weight-asian="normal" style:font-weight-complex="normal"/>
    </style:style>
    <style:style style:name="P102" style:family="paragraph" style:parent-style-name="Text_20_body" style:list-style-name="L7">
      <style:text-properties fo:font-weight="normal" officeooo:rsid="0021796f" officeooo:paragraph-rsid="00248e11" style:font-weight-asian="normal" style:font-weight-complex="normal"/>
    </style:style>
    <style:style style:name="P103" style:family="paragraph" style:parent-style-name="Text_20_body" style:list-style-name="L8">
      <style:text-properties fo:font-weight="normal" officeooo:rsid="0021796f" officeooo:paragraph-rsid="00248e11" style:font-weight-asian="normal" style:font-weight-complex="normal"/>
    </style:style>
    <style:style style:name="P104" style:family="paragraph" style:parent-style-name="Text_20_body" style:list-style-name="L9">
      <style:text-properties fo:font-weight="normal" officeooo:rsid="0021796f" officeooo:paragraph-rsid="0026d4e7" style:font-weight-asian="normal" style:font-weight-complex="normal"/>
    </style:style>
    <style:style style:name="P105" style:family="paragraph" style:parent-style-name="Text_20_body" style:list-style-name="L10">
      <style:text-properties fo:font-weight="normal" officeooo:rsid="0021796f" officeooo:paragraph-rsid="002ad25b" style:font-weight-asian="normal" style:font-weight-complex="normal"/>
    </style:style>
    <style:style style:name="P106" style:family="paragraph" style:parent-style-name="Text_20_body" style:list-style-name="L7">
      <style:text-properties fo:font-weight="normal" officeooo:rsid="00248e11" officeooo:paragraph-rsid="00248e11" style:font-weight-asian="normal" style:font-weight-complex="normal"/>
    </style:style>
    <style:style style:name="P107" style:family="paragraph" style:parent-style-name="Text_20_body" style:list-style-name="L8">
      <style:text-properties fo:font-weight="normal" officeooo:rsid="00248e11" officeooo:paragraph-rsid="00248e11" style:font-weight-asian="normal" style:font-weight-complex="normal"/>
    </style:style>
    <style:style style:name="P108" style:family="paragraph" style:parent-style-name="Text_20_body" style:list-style-name="L9">
      <style:text-properties fo:font-weight="normal" officeooo:rsid="00248e11" officeooo:paragraph-rsid="00248e11" style:font-weight-asian="normal" style:font-weight-complex="normal"/>
    </style:style>
    <style:style style:name="P109" style:family="paragraph" style:parent-style-name="Text_20_body" style:list-style-name="L9">
      <style:text-properties fo:font-weight="normal" officeooo:rsid="00248e11" officeooo:paragraph-rsid="0026d4e7" style:font-weight-asian="normal" style:font-weight-complex="normal"/>
    </style:style>
    <style:style style:name="P110" style:family="paragraph" style:parent-style-name="Text_20_body" style:list-style-name="L10">
      <style:text-properties fo:font-weight="normal" officeooo:rsid="00248e11" officeooo:paragraph-rsid="00298dec" style:font-weight-asian="normal" style:font-weight-complex="normal"/>
    </style:style>
    <style:style style:name="P111" style:family="paragraph" style:parent-style-name="Text_20_body" style:list-style-name="L10">
      <style:text-properties fo:font-weight="normal" officeooo:rsid="00248e11" officeooo:paragraph-rsid="002ad25b" style:font-weight-asian="normal" style:font-weight-complex="normal"/>
    </style:style>
    <style:style style:name="P112" style:family="paragraph" style:parent-style-name="Text_20_body" style:list-style-name="L10">
      <style:text-properties fo:font-weight="normal" officeooo:rsid="0027c0b3" officeooo:paragraph-rsid="0027c0b3" style:font-weight-asian="normal" style:font-weight-complex="normal"/>
    </style:style>
    <style:style style:name="P113" style:family="paragraph" style:parent-style-name="Text_20_body">
      <style:text-properties fo:font-weight="normal" officeooo:rsid="002c466e" officeooo:paragraph-rsid="00298dec" style:font-weight-asian="normal" style:font-weight-complex="normal"/>
    </style:style>
    <style:style style:name="P114" style:family="paragraph" style:parent-style-name="Text_20_body" style:list-style-name="L10">
      <style:text-properties fo:font-weight="normal" officeooo:rsid="0027c0b3" officeooo:paragraph-rsid="0027c0b3" fo:background-color="#ffff00" style:font-weight-asian="normal" style:font-weight-complex="normal"/>
    </style:style>
    <style:style style:name="P115" style:family="paragraph" style:parent-style-name="Text_20_body" style:list-style-name="L10">
      <style:text-properties fo:font-weight="normal" officeooo:rsid="0027c0b3" officeooo:paragraph-rsid="00298dec" fo:background-color="#ffff00" style:font-weight-asian="normal" style:font-weight-complex="normal"/>
    </style:style>
    <style:style style:name="P116" style:family="paragraph" style:parent-style-name="Text_20_body" style:list-style-name="L6">
      <style:text-properties officeooo:rsid="0020832d" officeooo:paragraph-rsid="0020832d"/>
    </style:style>
    <style:style style:name="P117" style:family="paragraph" style:parent-style-name="Text_20_body" style:list-style-name="L7">
      <style:text-properties officeooo:rsid="0020832d" officeooo:paragraph-rsid="00208dfe"/>
    </style:style>
    <style:style style:name="P118" style:family="paragraph" style:parent-style-name="Text_20_body" style:list-style-name="L10">
      <style:text-properties officeooo:rsid="0020832d" officeooo:paragraph-rsid="0027c0b3"/>
    </style:style>
    <style:style style:name="P119" style:family="paragraph" style:parent-style-name="Text_20_body" style:list-style-name="L6">
      <style:text-properties officeooo:rsid="001d9030" officeooo:paragraph-rsid="001d9030"/>
    </style:style>
    <style:style style:name="P120" style:family="paragraph" style:parent-style-name="Text_20_body" style:list-style-name="L7">
      <style:text-properties officeooo:rsid="001d9030" officeooo:paragraph-rsid="00208dfe"/>
    </style:style>
    <style:style style:name="P121" style:family="paragraph" style:parent-style-name="Text_20_body" style:list-style-name="L7">
      <style:text-properties officeooo:rsid="001d9030" officeooo:paragraph-rsid="00229739"/>
    </style:style>
    <style:style style:name="P122" style:family="paragraph" style:parent-style-name="Text_20_body" style:list-style-name="L7">
      <style:text-properties officeooo:rsid="001d9030" officeooo:paragraph-rsid="00248e11"/>
    </style:style>
    <style:style style:name="P123" style:family="paragraph" style:parent-style-name="Text_20_body" style:list-style-name="L8">
      <style:text-properties officeooo:rsid="001d9030" officeooo:paragraph-rsid="00248e11"/>
    </style:style>
    <style:style style:name="P124" style:family="paragraph" style:parent-style-name="Text_20_body" style:list-style-name="L10">
      <style:text-properties officeooo:rsid="001d9030" officeooo:paragraph-rsid="0027c0b3"/>
    </style:style>
    <style:style style:name="P125" style:family="paragraph" style:parent-style-name="Text_20_body" style:list-style-name="L10">
      <style:text-properties officeooo:rsid="001d9030" officeooo:paragraph-rsid="00298dec"/>
    </style:style>
    <style:style style:name="P126" style:family="paragraph" style:parent-style-name="Text_20_body" style:list-style-name="L10">
      <style:text-properties officeooo:rsid="001d9030" officeooo:paragraph-rsid="002ad25b"/>
    </style:style>
    <style:style style:name="P127" style:family="paragraph" style:parent-style-name="Text_20_body" style:list-style-name="L7">
      <style:text-properties officeooo:paragraph-rsid="0021796f"/>
    </style:style>
    <style:style style:name="P128" style:family="paragraph" style:parent-style-name="Text_20_body" style:list-style-name="L7">
      <style:text-properties officeooo:paragraph-rsid="00229739"/>
    </style:style>
    <style:style style:name="P129" style:family="paragraph" style:parent-style-name="Text_20_body" style:list-style-name="L7">
      <style:text-properties officeooo:rsid="00229739" officeooo:paragraph-rsid="00229739"/>
    </style:style>
    <style:style style:name="P130" style:family="paragraph" style:parent-style-name="Text_20_body" style:list-style-name="L8">
      <style:text-properties officeooo:rsid="00229739" officeooo:paragraph-rsid="00248e11"/>
    </style:style>
    <style:style style:name="P131" style:family="paragraph" style:parent-style-name="Text_20_body" style:list-style-name="L10">
      <style:text-properties officeooo:rsid="00229739" officeooo:paragraph-rsid="0027c0b3"/>
    </style:style>
    <style:style style:name="P132" style:family="paragraph" style:parent-style-name="Text_20_body" style:list-style-name="L10">
      <style:text-properties officeooo:rsid="00229739" officeooo:paragraph-rsid="0026d4e7"/>
    </style:style>
    <style:style style:name="P133" style:family="paragraph" style:parent-style-name="Text_20_body" style:list-style-name="L10">
      <style:text-properties officeooo:rsid="00229739" officeooo:paragraph-rsid="002ad25b"/>
    </style:style>
    <style:style style:name="P134" style:family="paragraph" style:parent-style-name="Text_20_body" style:list-style-name="L8">
      <style:text-properties officeooo:paragraph-rsid="00248e11"/>
    </style:style>
    <style:style style:name="P135" style:family="paragraph" style:parent-style-name="Text_20_body" style:list-style-name="L9">
      <style:text-properties officeooo:paragraph-rsid="0026d4e7"/>
    </style:style>
    <style:style style:name="P136" style:family="paragraph" style:parent-style-name="Text_20_body" style:list-style-name="L9">
      <style:text-properties fo:color="#000000" loext:opacity="100%" fo:font-weight="normal" officeooo:rsid="00229739" officeooo:paragraph-rsid="0025aae8" style:font-weight-asian="normal" style:font-weight-complex="normal"/>
    </style:style>
    <style:style style:name="P137" style:family="paragraph" style:parent-style-name="Text_20_body" style:list-style-name="L9">
      <style:text-properties fo:color="#000000" loext:opacity="100%" fo:font-weight="normal" officeooo:rsid="00229739" officeooo:paragraph-rsid="0026d4e7" style:font-weight-asian="normal" style:font-weight-complex="normal"/>
    </style:style>
    <style:style style:name="P138" style:family="paragraph" style:parent-style-name="Text_20_body" style:list-style-name="L9">
      <style:text-properties fo:color="#000000" loext:opacity="100%" fo:font-weight="normal" officeooo:rsid="0025aae8" officeooo:paragraph-rsid="0025aae8" style:font-weight-asian="normal" style:font-weight-complex="normal"/>
    </style:style>
    <style:style style:name="P139" style:family="paragraph" style:parent-style-name="Text_20_body" style:list-style-name="L9">
      <style:text-properties fo:color="#000000" loext:opacity="100%" fo:font-weight="normal" officeooo:rsid="0026d4e7" officeooo:paragraph-rsid="0026d4e7" style:font-weight-asian="normal" style:font-weight-complex="normal"/>
    </style:style>
    <style:style style:name="P140" style:family="paragraph" style:parent-style-name="Text_20_body">
      <style:text-properties fo:color="#000000" loext:opacity="100%" fo:font-weight="normal" officeooo:rsid="0026d4e7" officeooo:paragraph-rsid="0026d4e7" style:font-weight-asian="normal" style:font-weight-complex="normal"/>
    </style:style>
    <style:style style:name="P141" style:family="paragraph" style:parent-style-name="Text_20_body">
      <style:text-properties fo:color="#000000" loext:opacity="100%" fo:font-weight="bold" officeooo:rsid="001d9030" officeooo:paragraph-rsid="0026d4e7" style:font-weight-asian="bold" style:font-weight-complex="bold"/>
    </style:style>
    <style:style style:name="P142" style:family="paragraph" style:parent-style-name="Text_20_body" style:list-style-name="L9">
      <style:text-properties officeooo:rsid="0026d4e7" officeooo:paragraph-rsid="0026d4e7"/>
    </style:style>
    <style:style style:name="P143" style:family="paragraph" style:parent-style-name="Text_20_body" style:list-style-name="L10">
      <style:text-properties officeooo:paragraph-rsid="00298dec"/>
    </style:style>
    <style:style style:name="P144" style:family="paragraph" style:parent-style-name="Text_20_body" style:list-style-name="L10">
      <style:text-properties officeooo:paragraph-rsid="002ad25b"/>
    </style:style>
    <style:style style:name="P145" style:family="paragraph" style:parent-style-name="Text_20_body" style:list-style-name="L10">
      <style:text-properties fo:font-size="10pt" fo:font-weight="normal" officeooo:rsid="00298dec" officeooo:paragraph-rsid="00298dec" fo:background-color="transparent" style:font-weight-asian="normal" style:font-weight-complex="normal"/>
    </style:style>
    <style:style style:name="P146" style:family="paragraph" style:parent-style-name="Text_20_body" style:list-style-name="L10">
      <style:text-properties fo:font-size="10pt" fo:font-weight="normal" officeooo:rsid="002ad25b" officeooo:paragraph-rsid="002ad25b" fo:background-color="transparent" style:font-weight-asian="normal" style:font-weight-complex="normal"/>
    </style:style>
    <style:style style:name="P147" style:family="paragraph" style:parent-style-name="Text_20_body" style:list-style-name="L10">
      <style:text-properties fo:font-size="10pt" fo:font-weight="normal" officeooo:rsid="00298dec" officeooo:paragraph-rsid="00298dec" fo:background-color="#ffff00" style:font-weight-asian="normal" style:font-weight-complex="normal"/>
    </style:style>
    <style:style style:name="P148" style:family="paragraph" style:parent-style-name="Text_20_body" style:list-style-name="L10">
      <style:text-properties officeooo:rsid="00298dec" officeooo:paragraph-rsid="00298dec"/>
    </style:style>
    <style:style style:name="P149" style:family="paragraph" style:parent-style-name="Text_20_body" style:list-style-name="L10">
      <style:text-properties fo:font-weight="bold" officeooo:rsid="00204b3f" officeooo:paragraph-rsid="002ad25b" style:font-weight-asian="bold" style:font-weight-complex="bold"/>
    </style:style>
    <style:style style:name="T1" style:family="text">
      <style:text-properties officeooo:rsid="001130f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30f9" style:font-weight-asian="normal" style:font-weight-complex="normal"/>
    </style:style>
    <style:style style:name="T4" style:family="text">
      <style:text-properties fo:font-weight="normal" officeooo:rsid="00125319" style:font-weight-asian="normal" style:font-weight-complex="normal"/>
    </style:style>
    <style:style style:name="T5" style:family="text">
      <style:text-properties fo:font-weight="normal" officeooo:rsid="001383f4" style:font-weight-asian="normal" style:font-weight-complex="normal"/>
    </style:style>
    <style:style style:name="T6" style:family="text">
      <style:text-properties fo:font-weight="normal" officeooo:rsid="00154e03" style:font-weight-asian="normal" style:font-weight-complex="normal"/>
    </style:style>
    <style:style style:name="T7" style:family="text">
      <style:text-properties fo:font-weight="normal" officeooo:rsid="00163777" style:font-weight-asian="normal" style:font-weight-complex="normal"/>
    </style:style>
    <style:style style:name="T8" style:family="text">
      <style:text-properties fo:font-weight="normal" officeooo:rsid="0017525a" style:font-weight-asian="normal" style:font-weight-complex="normal"/>
    </style:style>
    <style:style style:name="T9" style:family="text">
      <style:text-properties fo:font-weight="normal" officeooo:rsid="00193956" style:font-weight-asian="normal" style:font-weight-complex="normal"/>
    </style:style>
    <style:style style:name="T10" style:family="text">
      <style:text-properties fo:font-weight="normal" officeooo:rsid="001a99f1" style:font-weight-asian="normal" style:font-weight-complex="normal"/>
    </style:style>
    <style:style style:name="T11" style:family="text">
      <style:text-properties fo:font-weight="normal" officeooo:rsid="000f1cd1" style:font-weight-asian="normal" style:font-weight-complex="normal"/>
    </style:style>
    <style:style style:name="T12" style:family="text">
      <style:text-properties fo:font-weight="normal" officeooo:rsid="001a9af2" style:font-weight-asian="normal" style:font-weight-complex="normal"/>
    </style:style>
    <style:style style:name="T13" style:family="text">
      <style:text-properties fo:font-weight="normal" officeooo:rsid="001b515e" style:font-weight-asian="normal" style:font-weight-complex="normal"/>
    </style:style>
    <style:style style:name="T14" style:family="text">
      <style:text-properties fo:font-weight="normal" officeooo:rsid="001b96d0" style:font-weight-asian="normal" style:font-weight-complex="normal"/>
    </style:style>
    <style:style style:name="T15" style:family="text">
      <style:text-properties fo:font-weight="normal" officeooo:rsid="0021796f" style:font-weight-asian="normal" style:font-weight-complex="normal"/>
    </style:style>
    <style:style style:name="T16" style:family="text">
      <style:text-properties fo:font-weight="normal" officeooo:rsid="00229739" style:font-weight-asian="normal" style:font-weight-complex="normal"/>
    </style:style>
    <style:style style:name="T17" style:family="text">
      <style:text-properties fo:font-weight="normal" officeooo:rsid="002ad25b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130f9" style:font-weight-asian="bold" style:font-weight-complex="bold"/>
    </style:style>
    <style:style style:name="T20" style:family="text">
      <style:text-properties fo:font-weight="bold" officeooo:rsid="001383f4" style:font-weight-asian="bold" style:font-weight-complex="bold"/>
    </style:style>
    <style:style style:name="T21" style:family="text">
      <style:text-properties fo:font-weight="bold" officeooo:rsid="00125319" style:font-weight-asian="bold" style:font-weight-complex="bold"/>
    </style:style>
    <style:style style:name="T22" style:family="text">
      <style:text-properties fo:font-weight="bold" officeooo:rsid="00163777" style:font-weight-asian="bold" style:font-weight-complex="bold"/>
    </style:style>
    <style:style style:name="T23" style:family="text">
      <style:text-properties fo:font-weight="bold" officeooo:rsid="000f1cd1" style:font-weight-asian="bold" style:font-weight-complex="bold"/>
    </style:style>
    <style:style style:name="T24" style:family="text">
      <style:text-properties fo:font-weight="bold" officeooo:rsid="001a9af2" style:font-weight-asian="bold" style:font-weight-complex="bold"/>
    </style:style>
    <style:style style:name="T25" style:family="text">
      <style:text-properties fo:font-weight="bold" officeooo:rsid="001b515e" style:font-weight-asian="bold" style:font-weight-complex="bold"/>
    </style:style>
    <style:style style:name="T26" style:family="text">
      <style:text-properties fo:font-weight="bold" officeooo:rsid="001b96d0" style:font-weight-asian="bold" style:font-weight-complex="bold"/>
    </style:style>
    <style:style style:name="T27" style:family="text">
      <style:text-properties fo:font-weight="bold" officeooo:rsid="0021796f" style:font-weight-asian="bold" style:font-weight-complex="bold"/>
    </style:style>
    <style:style style:name="T28" style:family="text">
      <style:text-properties fo:font-weight="bold" officeooo:rsid="00229739" style:font-weight-asian="bold" style:font-weight-complex="bold"/>
    </style:style>
    <style:style style:name="T29" style:family="text">
      <style:text-properties fo:font-weight="bold" officeooo:rsid="00248e11" style:font-weight-asian="bold" style:font-weight-complex="bold"/>
    </style:style>
    <style:style style:name="T30" style:family="text">
      <style:text-properties fo:font-weight="bold" officeooo:rsid="0025aae8" style:font-weight-asian="bold" style:font-weight-complex="bold"/>
    </style:style>
    <style:style style:name="T31" style:family="text">
      <style:text-properties fo:font-weight="bold" officeooo:rsid="002ad25b" style:font-weight-asian="bold" style:font-weight-complex="bold"/>
    </style:style>
    <style:style style:name="T32" style:family="text">
      <style:text-properties style:font-name="Liberation Sans" fo:font-size="16.1000003814697pt" fo:font-weight="bold" officeooo:rsid="001130f9" style:font-name-asian="Microsoft YaHei" style:font-size-asian="16.1000003814697pt" style:font-weight-asian="bold" style:font-name-complex="Arial" style:font-size-complex="16.1000003814697pt" style:font-weight-complex="bold"/>
    </style:style>
    <style:style style:name="T33" style:family="text">
      <style:text-properties style:font-name="Liberation Sans" fo:font-size="16.1000003814697pt" fo:font-weight="bold" officeooo:rsid="0017525a" style:font-name-asian="Microsoft YaHei" style:font-size-asian="16.1000003814697pt" style:font-weight-asian="bold" style:font-name-complex="Arial" style:font-size-complex="16.1000003814697pt" style:font-weight-complex="bold"/>
    </style:style>
    <style:style style:name="T34" style:family="text">
      <style:text-properties style:font-name="Liberation Sans" fo:font-size="16.1000003814697pt" fo:font-weight="bold" officeooo:rsid="001b515e" style:font-name-asian="Microsoft YaHei" style:font-size-asian="16.1000003814697pt" style:font-weight-asian="bold" style:font-name-complex="Arial" style:font-size-complex="16.1000003814697pt" style:font-weight-complex="bold"/>
    </style:style>
    <style:style style:name="T35" style:family="text">
      <style:text-properties style:font-name="Liberation Sans" fo:font-size="16.1000003814697pt" fo:font-weight="bold" officeooo:rsid="001b96d0" style:font-name-asian="Microsoft YaHei" style:font-size-asian="16.1000003814697pt" style:font-weight-asian="bold" style:font-name-complex="Arial" style:font-size-complex="16.1000003814697pt" style:font-weight-complex="bold"/>
    </style:style>
    <style:style style:name="T36" style:family="text">
      <style:text-properties style:font-name="Liberation Sans" fo:font-size="13.3000001907349pt" fo:font-style="italic" officeooo:rsid="001a9af2" style:font-name-asian="Microsoft YaHei" style:font-size-asian="13.3000001907349pt" style:font-style-asian="italic" style:font-name-complex="Arial" style:font-size-complex="13.3000001907349pt" style:font-style-complex="italic"/>
    </style:style>
    <style:style style:name="T37" style:family="text">
      <style:text-properties officeooo:rsid="00125319"/>
    </style:style>
    <style:style style:name="T38" style:family="text">
      <style:text-properties officeooo:rsid="00154e03"/>
    </style:style>
    <style:style style:name="T39" style:family="text">
      <style:text-properties officeooo:rsid="00163777"/>
    </style:style>
    <style:style style:name="T40" style:family="text">
      <style:text-properties officeooo:rsid="0017525a"/>
    </style:style>
    <style:style style:name="T41" style:family="text">
      <style:text-properties officeooo:rsid="00193956"/>
    </style:style>
    <style:style style:name="T42" style:family="text">
      <style:text-properties officeooo:rsid="001a99f1"/>
    </style:style>
    <style:style style:name="T43" style:family="text">
      <style:text-properties officeooo:rsid="001a9af2"/>
    </style:style>
    <style:style style:name="T44" style:family="text">
      <style:text-properties officeooo:rsid="001b515e"/>
    </style:style>
    <style:style style:name="T45" style:family="text">
      <style:text-properties officeooo:rsid="0020832d"/>
    </style:style>
    <style:style style:name="T46" style:family="text">
      <style:text-properties officeooo:rsid="0021796f"/>
    </style:style>
    <style:style style:name="T47" style:family="text">
      <style:text-properties officeooo:rsid="00229739"/>
    </style:style>
    <style:style style:name="T48" style:family="text">
      <style:text-properties fo:color="#000000" loext:opacity="100%"/>
    </style:style>
    <style:style style:name="T49" style:family="text">
      <style:text-properties fo:color="#000000" loext:opacity="100%" fo:font-weight="bold" style:font-weight-asian="bold" style:font-weight-complex="bold"/>
    </style:style>
    <style:style style:name="T50" style:family="text">
      <style:text-properties fo:color="#000000" loext:opacity="100%" fo:font-weight="bold" officeooo:rsid="00248e11" style:font-weight-asian="bold" style:font-weight-complex="bold"/>
    </style:style>
    <style:style style:name="T51" style:family="text">
      <style:text-properties fo:color="#000000" loext:opacity="100%" fo:font-weight="bold" officeooo:rsid="00229739" style:font-weight-asian="bold" style:font-weight-complex="bold"/>
    </style:style>
    <style:style style:name="T52" style:family="text">
      <style:text-properties fo:color="#000000" loext:opacity="100%" officeooo:rsid="0025aae8"/>
    </style:style>
    <style:style style:name="T53" style:family="text">
      <style:text-properties fo:color="#000000" loext:opacity="100%" officeooo:rsid="00248e11"/>
    </style:style>
    <style:style style:name="T54" style:family="text">
      <style:text-properties fo:color="#000000" loext:opacity="100%" officeooo:rsid="0026d4e7"/>
    </style:style>
    <style:style style:name="T55" style:family="text">
      <style:text-properties fo:color="#000000" loext:opacity="100%" officeooo:rsid="0021796f"/>
    </style:style>
    <style:style style:name="T56" style:family="text">
      <style:text-properties fo:color="#000000" loext:opacity="100%" officeooo:rsid="00229739"/>
    </style:style>
    <style:style style:name="T57" style:family="text">
      <style:text-properties fo:color="#000000" loext:opacity="100%" fo:font-weight="normal" style:font-weight-asian="normal" style:font-weight-complex="normal"/>
    </style:style>
    <style:style style:name="T58" style:family="text">
      <style:text-properties fo:color="#000000" loext:opacity="100%" fo:font-weight="normal" officeooo:rsid="00229739" style:font-weight-asian="normal" style:font-weight-complex="normal"/>
    </style:style>
    <style:style style:name="T59" style:family="text">
      <style:text-properties fo:color="#000000" loext:opacity="100%" fo:font-weight="normal" officeooo:rsid="0026d4e7" style:font-weight-asian="normal" style:font-weight-complex="normal"/>
    </style:style>
    <style:style style:name="T60" style:family="text">
      <style:text-properties fo:color="#000000" loext:opacity="100%" style:font-name="Liberation Serif" fo:font-size="10pt" fo:font-weight="bold" style:font-size-asian="10pt" style:font-weight-asian="bold" style:font-size-complex="10pt" style:font-weight-complex="bold"/>
    </style:style>
    <style:style style:name="T61" style:family="text">
      <style:text-properties fo:color="#000000" loext:opacity="100%" fo:font-size="10pt" fo:font-weight="bold" officeooo:rsid="0026d4e7" fo:background-color="transparent" loext:char-shading-value="0" style:font-weight-asian="bold" style:font-weight-complex="bold"/>
    </style:style>
    <style:style style:name="T62" style:family="text">
      <style:text-properties fo:color="#000000" loext:opacity="100%" fo:font-size="10pt" fo:font-weight="bold" officeooo:rsid="001d9030" fo:background-color="transparent" loext:char-shading-value="0" style:font-weight-asian="bold" style:font-weight-complex="bold"/>
    </style:style>
    <style:style style:name="T63" style:family="text">
      <style:text-properties fo:color="#000000" loext:opacity="100%" fo:font-size="10pt" fo:font-weight="bold" officeooo:rsid="002c466e" fo:background-color="transparent" loext:char-shading-value="0" style:font-weight-asian="bold" style:font-weight-complex="bold"/>
    </style:style>
    <style:style style:name="T64" style:family="text">
      <style:text-properties fo:color="#000000" loext:opacity="100%" style:font-name="Liberation Sans" fo:font-size="10pt" fo:font-weight="bold" fo:background-color="transparent" loext:char-shading-value="0" style:font-name-asian="Microsoft YaHei" style:font-size-asian="16.1000003814697pt" style:font-weight-asian="bold" style:font-name-complex="Arial" style:font-size-complex="16.1000003814697pt" style:font-weight-complex="bold"/>
    </style:style>
    <style:style style:name="T65" style:family="text">
      <style:text-properties fo:color="#000000" loext:opacity="100%" style:font-name="Liberation Sans" fo:font-size="10pt" fo:font-weight="bold" officeooo:rsid="002c466e" fo:background-color="transparent" loext:char-shading-value="0" style:font-name-asian="Microsoft YaHei" style:font-size-asian="16.1000003814697pt" style:font-weight-asian="bold" style:font-name-complex="Arial" style:font-size-complex="16.1000003814697pt" style:font-weight-complex="bold"/>
    </style:style>
    <style:style style:name="T66" style:family="text">
      <style:text-properties fo:color="#000000" loext:opacity="100%" style:font-name="Liberation Sans" fo:font-size="10pt" fo:background-color="transparent" loext:char-shading-value="0" style:font-name-asian="Microsoft YaHei" style:font-size-asian="16.1000003814697pt" style:font-name-complex="Arial" style:font-size-complex="16.1000003814697pt"/>
    </style:style>
    <style:style style:name="T67" style:family="text">
      <style:text-properties fo:color="#00a933" loext:opacity="100%" fo:font-weight="bold" style:font-weight-asian="bold" style:font-weight-complex="bold"/>
    </style:style>
    <style:style style:name="T68" style:family="text">
      <style:text-properties fo:color="#00a933" loext:opacity="100%" fo:font-weight="bold" officeooo:rsid="00229739" style:font-weight-asian="bold" style:font-weight-complex="bold"/>
    </style:style>
    <style:style style:name="T69" style:family="text">
      <style:text-properties fo:color="#ff0000" loext:opacity="100%" fo:font-weight="bold" style:font-weight-asian="bold" style:font-weight-complex="bold"/>
    </style:style>
    <style:style style:name="T70" style:family="text">
      <style:text-properties fo:color="#ff0000" loext:opacity="100%" fo:font-weight="bold" officeooo:rsid="00229739" style:font-weight-asian="bold" style:font-weight-complex="bold"/>
    </style:style>
    <style:style style:name="T71" style:family="text">
      <style:text-properties officeooo:rsid="00248e11"/>
    </style:style>
    <style:style style:name="T72" style:family="text">
      <style:text-properties officeooo:rsid="0025aae8"/>
    </style:style>
    <style:style style:name="T73" style:family="text">
      <style:text-properties fo:font-size="10pt" fo:font-weight="normal" fo:background-color="transparent" loext:char-shading-value="0" style:font-weight-asian="normal" style:font-weight-complex="normal"/>
    </style:style>
    <style:style style:name="T74" style:family="text">
      <style:text-properties fo:font-size="10pt" fo:font-weight="normal" officeooo:rsid="0027c0b3" fo:background-color="transparent" loext:char-shading-value="0" style:font-weight-asian="normal" style:font-weight-complex="normal"/>
    </style:style>
    <style:style style:name="T75" style:family="text">
      <style:text-properties fo:font-size="10pt" fo:font-weight="normal" officeooo:rsid="00298dec" fo:background-color="transparent" loext:char-shading-value="0" style:font-weight-asian="normal" style:font-weight-complex="normal"/>
    </style:style>
    <style:style style:name="T76" style:family="text">
      <style:text-properties fo:font-size="10pt" fo:font-weight="normal" officeooo:rsid="00248e11" fo:background-color="transparent" loext:char-shading-value="0" style:font-weight-asian="normal" style:font-weight-complex="normal"/>
    </style:style>
    <style:style style:name="T77" style:family="text">
      <style:text-properties fo:font-size="10pt" fo:font-weight="normal" officeooo:rsid="002ad25b" fo:background-color="transparent" loext:char-shading-value="0" style:font-weight-asian="normal" style:font-weight-complex="normal"/>
    </style:style>
    <style:style style:name="T78" style:family="text">
      <style:text-properties fo:font-size="10pt" fo:font-weight="bold" fo:background-color="transparent" loext:char-shading-value="0" style:font-weight-asian="bold" style:font-weight-complex="bold"/>
    </style:style>
    <style:style style:name="T79" style:family="text">
      <style:text-properties fo:font-size="10pt" fo:font-weight="bold" officeooo:rsid="00298dec" fo:background-color="transparent" loext:char-shading-value="0" style:font-weight-asian="bold" style:font-weight-complex="bold"/>
    </style:style>
    <style:style style:name="T80" style:family="text">
      <style:text-properties fo:font-size="10pt" fo:font-weight="bold" officeooo:rsid="00248e11" fo:background-color="transparent" loext:char-shading-value="0" style:font-weight-asian="bold" style:font-weight-complex="bold"/>
    </style:style>
    <style:style style:name="T81" style:family="text">
      <style:text-properties fo:font-size="10pt" fo:background-color="transparent" loext:char-shading-value="0"/>
    </style:style>
    <style:style style:name="T82" style:family="text">
      <style:text-properties officeooo:rsid="00298dec"/>
    </style:style>
    <style:style style:name="T83" style:family="text">
      <style:text-properties officeooo:rsid="002ad25b"/>
    </style:style>
    <style:style style:name="T84" style:family="text">
      <style:text-properties officeooo:rsid="002c466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ALTIN TOPLAMA OYUNU</text:p>
      <text:table-of-content text:style-name="Sect1" text:protected="true" text:name="İçindekiler1">
        <text:table-of-content-source text:outline-level="10">
          <text:index-title-template text:style-name="Contents_20_Heading">İçindekile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İçindekiler1_Head">
            <text:p text:style-name="Contents_20_Heading">İçindekiler</text:p>
          </text:index-title>
          <text:p text:style-name="P52"><text:a xlink:type="simple" xlink:href="#__RefHeading___Toc1954_1461073848" text:style-name="Index_20_Link" text:visited-style-name="Index_20_Link">Klasör Yapısı<text:tab/>2</text:a></text:p>
          <text:p text:style-name="P52"><text:a xlink:type="simple" xlink:href="#__RefHeading___Toc1956_1461073848" text:style-name="Index_20_Link" text:visited-style-name="Index_20_Link">Projede Bulunan Sınıflar ve Fonksiyonları<text:tab/>2</text:a></text:p>
          <text:p text:style-name="P53"><text:a xlink:type="simple" xlink:href="#__RefHeading___Toc1958_1461073848" text:style-name="Index_20_Link" text:visited-style-name="Index_20_Link">Class, Abstract, Interface Nedir?<text:tab/>2</text:a></text:p>
          <text:p text:style-name="P53"><text:a xlink:type="simple" xlink:href="#__RefHeading___Toc1960_1461073848" text:style-name="Index_20_Link" text:visited-style-name="Index_20_Link">Map/Abstract/IMap.cs (Interface)<text:tab/>3</text:a></text:p>
          <text:p text:style-name="P53"><text:a xlink:type="simple" xlink:href="#__RefHeading___Toc1962_1461073848" text:style-name="Index_20_Link" text:visited-style-name="Index_20_Link">Map/Concrete/Map.cs (Class)<text:tab/>3</text:a></text:p>
          <text:p text:style-name="P55"><text:a xlink:type="simple" xlink:href="#__RefHeading___Toc1964_1461073848" text:style-name="Index_20_Link" text:visited-style-name="Index_20_Link">GET Metotları<text:tab/>3</text:a></text:p>
          <text:p text:style-name="P55"><text:a xlink:type="simple" xlink:href="#__RefHeading___Toc1966_1461073848" text:style-name="Index_20_Link" text:visited-style-name="Index_20_Link">SET Metotları<text:tab/>4</text:a></text:p>
          <text:p text:style-name="P55"><text:a xlink:type="simple" xlink:href="#__RefHeading___Toc1968_1461073848" text:style-name="Index_20_Link" text:visited-style-name="Index_20_Link">REMOVE Metotları<text:tab/>4</text:a></text:p>
          <text:p text:style-name="P54"><text:a xlink:type="simple" xlink:href="#__RefHeading___Toc1970_1461073848" text:style-name="Index_20_Link" text:visited-style-name="Index_20_Link">UPDATE Metotları<text:tab/>4</text:a></text:p>
          <text:p text:style-name="P53"><text:a xlink:type="simple" xlink:href="#__RefHeading___Toc1972_1461073848" text:style-name="Index_20_Link" text:visited-style-name="Index_20_Link">Player/Abstract/IPlayer.cs (Interface)<text:tab/>5</text:a></text:p>
          <text:p text:style-name="P53"><text:a xlink:type="simple" xlink:href="#__RefHeading___Toc1974_1461073848" text:style-name="Index_20_Link" text:visited-style-name="Index_20_Link">Player/Concrete/IPlayer.cs (Class)<text:tab/>5</text:a></text:p>
          <text:p text:style-name="P55"><text:a xlink:type="simple" xlink:href="#__RefHeading___Toc1976_1461073848" text:style-name="Index_20_Link" text:visited-style-name="Index_20_Link">GET Metotları<text:tab/>5</text:a></text:p>
          <text:p text:style-name="P55"><text:a xlink:type="simple" xlink:href="#__RefHeading___Toc1978_1461073848" text:style-name="Index_20_Link" text:visited-style-name="Index_20_Link">SET Metotları<text:tab/>6</text:a></text:p>
          <text:p text:style-name="P55"><text:a xlink:type="simple" xlink:href="#__RefHeading___Toc1980_1461073848" text:style-name="Index_20_Link" text:visited-style-name="Index_20_Link">UPDATE</text:a><text:a xlink:type="simple" xlink:href="#__RefHeading___Toc1980_1461073848" text:style-name="Index_20_Link" text:visited-style-name="Index_20_Link"> Metotları<text:tab/>7</text:a></text:p>
          <text:p text:style-name="P55"><text:a xlink:type="simple" xlink:href="#__RefHeading___Toc1982_1461073848" text:style-name="Index_20_Link" text:visited-style-name="Index_20_Link">GAME FUNCTION Metotları<text:tab/>7</text:a></text:p>
          <text:p text:style-name="P55"><text:a xlink:type="simple" xlink:href="#__RefHeading___Toc1984_1461073848" text:style-name="Index_20_Link" text:visited-style-name="Index_20_Link">WRITE TXT Metotları<text:tab/>7</text:a></text:p>
          <text:p text:style-name="P53"><text:a xlink:type="simple" xlink:href="#__RefHeading___Toc1986_1461073848" text:style-name="Index_20_Link" text:visited-style-name="Index_20_Link">Player/Concrete/Players/APlayer.cs (Class)<text:tab/>7</text:a></text:p>
          <text:p text:style-name="P53"><text:a xlink:type="simple" xlink:href="#__RefHeading___Toc1988_1461073848" text:style-name="Index_20_Link" text:visited-style-name="Index_20_Link">Player/Concrete/Players/BPlayer.cs (Class)<text:tab/>8</text:a></text:p>
          <text:p text:style-name="P53"><text:a xlink:type="simple" xlink:href="#__RefHeading___Toc1990_1461073848" text:style-name="Index_20_Link" text:visited-style-name="Index_20_Link">Player/Concrete/Players/CPlayer.cs (Class)<text:tab/>8</text:a></text:p>
          <text:p text:style-name="P53"><text:a xlink:type="simple" xlink:href="#__RefHeading___Toc1992_1461073848" text:style-name="Index_20_Link" text:visited-style-name="Index_20_Link">Player/Concrete/Players/DPlayer.cs (Class)<text:tab/>8</text:a></text:p>
          <text:p text:style-name="P53"><text:a xlink:type="simple" xlink:href="#__RefHeading___Toc1994_1461073848" text:style-name="Index_20_Link" text:visited-style-name="Index_20_Link">A Oyuncusu Hedef Belirleme Kaba kod<text:tab/>8</text:a></text:p>
          <text:p text:style-name="P53"><text:a xlink:type="simple" xlink:href="#__RefHeading___Toc1996_1461073848" text:style-name="Index_20_Link" text:visited-style-name="Index_20_Link">B Oyuncusu Hedef Belirleme Kaba kod<text:tab/>9</text:a></text:p>
          <text:p text:style-name="P53"><text:a xlink:type="simple" xlink:href="#__RefHeading___Toc1998_1461073848" text:style-name="Index_20_Link" text:visited-style-name="Index_20_Link">C Oyuncusu Hedef Belirleme Kaba kod<text:tab/>11</text:a></text:p>
          <text:p text:style-name="P53"><text:a xlink:type="simple" xlink:href="#__RefHeading___Toc2000_1461073848" text:style-name="Index_20_Link" text:visited-style-name="Index_20_Link">C Oyuncusu Gizli Altınları Açma Kaba kod<text:tab/>12</text:a></text:p>
          <text:p text:style-name="P53"><text:a xlink:type="simple" xlink:href="#__RefHeading___Toc2002_1461073848" text:style-name="Index_20_Link" text:visited-style-name="Index_20_Link">D Oyuncusu Hedef Belirleme Kaba kod<text:tab/>13</text:a></text:p>
        </text:index-body>
      </text:table-of-content>
      <text:p text:style-name="P5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p text:style-name="P51"/>
      <text:h text:style-name="P57" text:outline-level="1"><text:bookmark-start text:name="__RefHeading___Toc1954_1461073848"/><text:soft-page-break/>Klasör Yapısı<text:bookmark-end text:name="__RefHeading___Toc1954_1461073848"/></text:h>
      <text:list xml:id="list2330159618" text:style-name="L1">
        <text:list-item>
          <text:p text:style-name="P75">Game</text:p>
          <text:list>
            <text:list-item>
              <text:p text:style-name="P75">Map</text:p>
              <text:list>
                <text:list-item>
                  <text:p text:style-name="P75">Abstract</text:p>
                  <text:list>
                    <text:list-item>
                      <text:p text:style-name="P75">IMap.cs <text:s/>(interface)</text:p>
                    </text:list-item>
                  </text:list>
                </text:list-item>
                <text:list-item>
                  <text:p text:style-name="P75">Concrete</text:p>
                  <text:list>
                    <text:list-item>
                      <text:p text:style-name="P75">Map.cs (class)</text:p>
                    </text:list-item>
                  </text:list>
                </text:list-item>
              </text:list>
            </text:list-item>
            <text:list-item>
              <text:p text:style-name="P75">Player</text:p>
              <text:list>
                <text:list-item>
                  <text:p text:style-name="P75">Abstract</text:p>
                  <text:list>
                    <text:list-item>
                      <text:p text:style-name="P75">IPlayer.cs (interface)</text:p>
                    </text:list-item>
                  </text:list>
                </text:list-item>
                <text:list-item>
                  <text:p text:style-name="P75">Concrete</text:p>
                  <text:list>
                    <text:list-item>
                      <text:p text:style-name="P75">Players</text:p>
                      <text:list>
                        <text:list-item>
                          <text:p text:style-name="P75">Aplayer.cs (class)</text:p>
                        </text:list-item>
                        <text:list-item>
                          <text:p text:style-name="P75">Bplayer.cs (class)</text:p>
                        </text:list-item>
                        <text:list-item>
                          <text:p text:style-name="P75">Cplayer.cs (class)</text:p>
                        </text:list-item>
                        <text:list-item>
                          <text:p text:style-name="P75">Dplayer.cs (class)</text:p>
                        </text:list-item>
                      </text:list>
                    </text:list-item>
                    <text:list-item>
                      <text:p text:style-name="P75">Player.cs (class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5">Resource</text:p>
          <text:list>
            <text:list-item>
              <text:p text:style-name="P76">Resimler bulunuyor</text:p>
            </text:list-item>
          </text:list>
        </text:list-item>
        <text:list-item>
          <text:p text:style-name="P75">UI</text:p>
          <text:list>
            <text:list-item>
              <text:p text:style-name="P76">Start.cs (Form)</text:p>
            </text:list-item>
            <text:list-item>
              <text:p text:style-name="P76">GameScreen.cs (Form)</text:p>
            </text:list-item>
            <text:list-item>
              <text:p text:style-name="P76">ScoreBoard.cs (Form)</text:p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17"/>
      <text:h text:style-name="P58" text:outline-level="1"><text:bookmark-start text:name="__RefHeading___Toc1956_1461073848"/>Projede Bulunan <text:s/>Sınıflar ve Fonksiyonları<text:bookmark-end text:name="__RefHeading___Toc1956_1461073848"/></text:h>
      <text:h text:style-name="P59" text:outline-level="2"><text:bookmark-start text:name="__RefHeading___Toc1958_1461073848"/>Class, Abstract, Interface Nedir?<text:bookmark-end text:name="__RefHeading___Toc1958_1461073848"/></text:h>
      <text:p text:style-name="Standard"><text:span text:style-name="T18">Interface</text:span>: Nesne yönelimli programlama dillerinde arayüz, değişik sınıflardan nesnelerin kategorize edilmesini sağlayan bir soyut tür çeşididir.</text:p>
      <text:p text:style-name="P9"/>
      <text:p text:style-name="P2"><text:soft-page-break/><text:span text:style-name="T18">Abstract</text:span>: Abstract Meto<text:span text:style-name="T40">t</text:span>, sadece Abstract Class'ların içerisinde tanımlanabilen, tanımlanırken gövde bulundurmayan, daha sonra içerisinde bulunduğu Abstract Class kalıtılırken override edilen Metotlardır. Abstract Metotlar, Private olarak tanımlanamaz.</text:p>
      <text:p text:style-name="P9"/>
      <text:p text:style-name="P2"><text:span text:style-name="T18">Class</text:span>: Sınıf, nesne yönelimli programlama dillerinde nesnelerin özelliklerini, davranışlarını ve başlangıç durumlarını tanımlamak için kullanılan şablonlara verilen addır. Bir sınıftan türetilmiş bir nesne ise o sınıfın örneği olarak tanımlanır. Sınıflar genelde şahıs, yer ya da bir nesnenin ismini temsil ederler.</text:p>
      <text:p text:style-name="P2"/>
      <text:h text:style-name="P59" text:outline-level="2"><text:bookmark-start text:name="__RefHeading___Toc1960_1461073848"/>Map/Abstract/IMap.cs (Interface)<text:bookmark-end text:name="__RefHeading___Toc1960_1461073848"/></text:h>
      <text:p text:style-name="P18">Map sınıfını kategorize etmek için kullanılan bir sınıftır. Map sınıfı içerisinde bulunması gerek metotları belirtmektedir.</text:p>
      <text:h text:style-name="P60" text:outline-level="2"><text:bookmark-start text:name="__RefHeading___Toc1962_1461073848"/><text:span text:style-name="T1">Map/</text:span><text:span text:style-name="T32">Concrete</text:span><text:span text:style-name="T1">/Map.cs (</text:span><text:span text:style-name="T32">Class</text:span><text:span text:style-name="T1">)</text:span><text:bookmark-end text:name="__RefHeading___Toc1962_1461073848"/></text:h>
      <text:p text:style-name="Standard"><text:s/>IMap interface inden kalıtım almaktadır.</text:p>
      <text:p text:style-name="Standard"/>
      <text:h text:style-name="Heading_20_4" text:outline-level="4"><text:bookmark-start text:name="__RefHeading___Toc1964_1461073848"/>GET Metotları<text:bookmark-end text:name="__RefHeading___Toc1964_1461073848"/></text:h>
      <text:p text:style-name="Standard"/>
      <text:p text:style-name="Standard"><text:span text:style-name="T18">string[,]</text:span> <text:span text:style-name="T19">GetMap()</text:span><text:span text:style-name="T3">: Oyun haritasını 2 boyutlu string tipinde dizi olarak geri döndürür.</text:span></text:p>
      <text:p text:style-name="P5"/>
      <text:p text:style-name="P3"><text:span text:style-name="T18">int[,] GetGoldMap()</text:span><text:span text:style-name="T2">: </text:span><text:span text:style-name="T4">Oyunda bulunan altınların haritasını </text:span><text:span text:style-name="T3">2 boyutlu </text:span><text:span text:style-name="T4">int</text:span><text:span text:style-name="T3"> tipinde dizi olarak geri döndürür.</text:span></text:p>
      <text:p text:style-name="P5"/>
      <text:p text:style-name="P5">int[,] GetPrivateGoldMap()<text:span text:style-name="T2">: </text:span><text:span text:style-name="T4">Oyunda bulunan gizli altınların haritasını </text:span><text:span text:style-name="T3">2 boyutlu </text:span><text:span text:style-name="T4">int</text:span><text:span text:style-name="T3"> tipinde dizi olarak geri döndürür.</text:span></text:p>
      <text:p text:style-name="P5"/>
      <text:p text:style-name="P5">int[] GetPlayerTarget(string playerName)<text:span text:style-name="T2">: </text:span><text:span text:style-name="T4">Parametre olarak gönderilen oyuncunun hedeflediği altının koordinat bilgilerini dizi olarak geriye döndürür.(0 indexi </text:span><text:span text:style-name="T37">Y</text:span><text:span text:style-name="T4"> düzlemindeki koordinatı, 1 indexi </text:span><text:span text:style-name="T37">X</text:span><text:span text:style-name="T4"> düzlemindeki koordinatı temsil eder.)</text:span></text:p>
      <text:p text:style-name="P5"/>
      <text:p text:style-name="P5">int GetPlayerRemainingSteps(string playerName)<text:span text:style-name="T2">: </text:span><text:span text:style-name="T4">Parametre olarak gönderilen oyuncunun hedeflediği altına kalan adım sayısını geriye döndürür.</text:span></text:p>
      <text:p text:style-name="P13"/>
      <text:p text:style-name="P5">int GetGoldCount()<text:span text:style-name="T2">: </text:span><text:span text:style-name="T4">Oyun alanında bulunan görünür altınların sayısını geriye döndürür.</text:span></text:p>
      <text:p text:style-name="Standard"/>
      <text:p text:style-name="P3"><text:span text:style-name="T18">int GetPrivateGoldCount()</text:span><text:span text:style-name="T2">: </text:span><text:span text:style-name="T4">Oyun alanında bulunan gizli altınların sayısını geriye döndürür.</text:span></text:p>
      <text:p text:style-name="Standard"/>
      <text:p text:style-name="P3"><text:span text:style-name="T18">string GetMapPointValue(int CordY, int CordX)</text:span><text:span text:style-name="T2">: </text:span><text:span text:style-name="T4">2 boyutlu </text:span><text:span text:style-name="T21">Harita</text:span><text:span text:style-name="T4"> dizisi üzerinde girilen koordinat parametrelerinde bulunan değeri geri döndürür.</text:span></text:p>
      <text:p text:style-name="Standard"/>
      <text:p text:style-name="P3"><text:span text:style-name="T18">int GetGoldPointValue(int CordY, int CordX)</text:span><text:span text:style-name="T2">: </text:span><text:span text:style-name="T4">2 boyutlu </text:span><text:span text:style-name="T21">Altın Haritası</text:span><text:span text:style-name="T4"> dizisi üzerinde girilen koordinat parametlerinde bulunan altın değerini geri döndürür.</text:span></text:p>
      <text:p text:style-name="Standard"/>
      <text:p text:style-name="P3"><text:span text:style-name="T18">int GetPrivateGoldPointValue(int CordY, int CordX)</text:span><text:span text:style-name="T2">: </text:span><text:span text:style-name="T4">2 boyutlu </text:span><text:span text:style-name="T20">Gizli </text:span><text:span text:style-name="T21">Altın Haritası</text:span><text:span text:style-name="T4"> dizisi üzerinde girilen koordinat parametlerinde bulunan </text:span><text:span text:style-name="T5">gizli </text:span><text:span text:style-name="T4">altın değerini geri döndürür.</text:span></text:p>
      <text:p text:style-name="Standard"/>
      <text:p text:style-name="P6">int GetGameOrder()<text:span text:style-name="T2">: </text:span><text:span text:style-name="T5">Oyun sırasının hangi oyuncuda olduğunu geriye döndürür. </text:span></text:p>
      <text:list xml:id="list4075327422" text:style-name="L2">
        <text:list-item>
          <text:p text:style-name="P74">A</text:p>
        </text:list-item>
        <text:list-item>
          <text:p text:style-name="P74"><text:soft-page-break/>B</text:p>
        </text:list-item>
        <text:list-item>
          <text:p text:style-name="P74">C</text:p>
        </text:list-item>
        <text:list-item>
          <text:p text:style-name="P74">D</text:p>
        </text:list-item>
      </text:list>
      <text:p text:style-name="P10"/>
      <text:p text:style-name="P10"><text:span text:style-name="T18">bool IsFull()</text:span><text:span text:style-name="T2">: </text:span><text:span text:style-name="T6">Oyun haritası tamamen dolu olup olmadığını geriye döndürür. </text:span></text:p>
      <text:p text:style-name="P7"><text:span text:style-name="T6"><text:tab/></text:span><text:span text:style-name="T38">False</text:span><text:span text:style-name="T6"> = Haritada boş yer var.</text:span></text:p>
      <text:p text:style-name="P7"><text:span text:style-name="T6"><text:tab/></text:span><text:span text:style-name="T38">True</text:span><text:span text:style-name="T6"> = Harita tamamen dolu.</text:span></text:p>
      <text:p text:style-name="Standard"/>
      <text:p text:style-name="P7">bool GetgameOver()<text:span text:style-name="T2">: </text:span><text:span text:style-name="T6">Oyunun bitip bitmediğini geriye döndürür.</text:span></text:p>
      <text:p text:style-name="P7"><text:span text:style-name="T6"><text:tab/></text:span><text:span text:style-name="T38">False</text:span><text:span text:style-name="T6"> = Oyun bitmedi.</text:span></text:p>
      <text:p text:style-name="P7"><text:span text:style-name="T6"><text:tab/></text:span><text:span text:style-name="T38">True</text:span><text:span text:style-name="T6"> = Oyun bitti.</text:span></text:p>
      <text:p text:style-name="P14"/>
      <text:p text:style-name="P7"><text:span text:style-name="T38">string GetgameOverReason</text:span><text:span text:style-name="T6">(): Oyunun bitiş sebebini metin olarak geriye döndürür.</text:span></text:p>
      <text:p text:style-name="P14"/>
      <text:p text:style-name="P7">string GetMapString()<text:span text:style-name="T2">: </text:span><text:span text:style-name="T6"><text:s/>Oyun haritasını string tipine dönüştürerek geriye döndürür.</text:span></text:p>
      <text:p text:style-name="P10"/>
      <text:h text:style-name="Heading_20_4" text:outline-level="4"><text:bookmark-start text:name="__RefHeading___Toc1966_1461073848"/>SET Metotları<text:bookmark-end text:name="__RefHeading___Toc1966_1461073848"/></text:h>
      <text:p text:style-name="P10"><text:span text:style-name="T22">void </text:span><text:span text:style-name="T18">SetPlayerTarget(int targetY, int targetX, string playerName)</text:span><text:span text:style-name="T2">: </text:span><text:span text:style-name="T6">Parametre olarak gelen koordinatları parametre olarak gelen oyuncuya hedef olarak belirler.</text:span></text:p>
      <text:p text:style-name="P14"/>
      <text:p text:style-name="P7">void SetPlayerRemainingSteps(int steps, string playerName)<text:span text:style-name="T2">: </text:span><text:span text:style-name="T7">Parametre olarak gelen adım sayısı ve oyuncu adına ait bilgiler ile oyuncunun hedefe kalan adam sayısını değiştirir.</text:span></text:p>
      <text:p text:style-name="P15"/>
      <text:p text:style-name="P8">void SetGameOrder()<text:span text:style-name="T2">: </text:span><text:span text:style-name="T7">Oyun sırasını değiştirir.</text:span></text:p>
      <text:p text:style-name="Standard"/>
      <text:p text:style-name="Standard"/>
      <text:h text:style-name="Heading_20_4" text:outline-level="4"><text:bookmark-start text:name="__RefHeading___Toc1968_1461073848"/>REMOVE Metotları<text:bookmark-end text:name="__RefHeading___Toc1968_1461073848"/></text:h>
      <text:p text:style-name="Standard"><text:s text:c="7"/></text:p>
      <text:p text:style-name="P8">void RemovePlayersIsDeath(int gameOrder)<text:span text:style-name="T2">: </text:span><text:span text:style-name="T7">Parametre olarak gelen sırayı kontrol eder ve altını bitip oyunu kaybeden oyuncuyu sıradan çıkartır.</text:span></text:p>
      <text:p text:style-name="P16"/>
      <text:p text:style-name="P8">void RemoveGoldPoint(int CordY, int CordX)<text:span text:style-name="T2">: </text:span><text:span text:style-name="T7">Parametre olarak girilen koordinatları </text:span><text:span text:style-name="T39">Altın Haritası</text:span><text:span text:style-name="T7">nda 0 olarak değiştirir.</text:span></text:p>
      <text:p text:style-name="Standard"/>
      <text:p text:style-name="P8">void RemovePrivateGoldPoint(int yCord, int xCord)<text:span text:style-name="T2">: </text:span><text:span text:style-name="T7">Parametre olarak girilen koordinatları </text:span><text:span text:style-name="T39">Gizli Altın Haritası</text:span><text:span text:style-name="T7">nda 0 olarak değiştirir.</text:span></text:p>
      <text:p text:style-name="Standard"/>
      <text:h text:style-name="P68" text:outline-level="3"><text:bookmark-start text:name="__RefHeading___Toc1970_1461073848"/>UPDATE Metotları<text:bookmark-end text:name="__RefHeading___Toc1970_1461073848"/></text:h>
      <text:p text:style-name="P8">void UpdateGoldMapPoint(int CordY, int CordX, int data)<text:span text:style-name="T2">: </text:span><text:span text:style-name="T39">Altın</text:span><text:span text:style-name="T7"> haritasında parametre olarak gelen koordinatlardaki değeri parametre olarak gelen </text:span><text:span text:style-name="T39">data</text:span><text:span text:style-name="T7"> değeri ile değiştirir.</text:span></text:p>
      <text:p text:style-name="P16"/>
      <text:p text:style-name="P8">void UpdateMapPointData(int CordY, int CordX, string data)<text:span text:style-name="T2">:</text:span><text:span text:style-name="T39">Tüm ögelerin bulunduğu haritayı</text:span><text:span text:style-name="T7"> parametre olarak gelen koordinatlardaki değeri parametre olarak gelen </text:span><text:span text:style-name="T39">data</text:span><text:span text:style-name="T7"> değeri ile değiştirir.</text:span></text:p>
      <text:p text:style-name="Standard"><text:s text:c="6"/></text:p>
      <text:p text:style-name="P11"><text:span text:style-name="T18">void UpdatePrivateGoldMapPoint(int CordY, int CordX, int data)</text:span>: <text:span text:style-name="T22">Gizli Altın</text:span><text:span text:style-name="T7"> haritasında parametre olarak gelen koordinatlardaki değeri parametre olarak gelen </text:span><text:span text:style-name="T22">data</text:span><text:span text:style-name="T7"> değeri ile değiştirir.</text:span></text:p>
      <text:p text:style-name="Standard"><text:soft-page-break/><text:s text:c="7"/></text:p>
      <text:p text:style-name="P8">void AddPlayer(int CordY, int CordX, string PlayerCode)<text:span text:style-name="T2">: </text:span><text:span text:style-name="T8">Parametre olarak gelen koordinatlara <text:s/>parametre olarak gelen oyuncuyu ekler.</text:span></text:p>
      <text:p text:style-name="Standard"/>
      <text:p text:style-name="P12"><text:span text:style-name="T18">void AddAllGold(int GoldRate, int PrivateGoldRate)</text:span><text:span text:style-name="T2">: </text:span><text:span text:style-name="T8">Oyuna parametre olarak ?% altın ve bu altınların ?% kaçının gizli olacağı parametre olarak gelmektedir. Bu hesaplamaların ardından altınlar haritalarına eklenecektir.</text:span></text:p>
      <text:p text:style-name="P19"/>
      <text:p text:style-name="Standard"/>
      <text:p text:style-name="Standard"/>
      <text:h text:style-name="P61" text:outline-level="2"><text:bookmark-start text:name="__RefHeading___Toc1972_1461073848"/><text:span text:style-name="T33">Player</text:span><text:span text:style-name="T1">/Abstract/I</text:span><text:span text:style-name="T40">Player</text:span><text:span text:style-name="T1">.cs (Interface)</text:span><text:bookmark-end text:name="__RefHeading___Toc1972_1461073848"/></text:h>
      <text:p text:style-name="P32"><text:span text:style-name="T40">Player</text:span><text:span text:style-name="T1"> sınıfını kategorize etmek için kullanılan bir sınıftır. </text:span><text:span text:style-name="T40">Player</text:span><text:span text:style-name="T1"> sınıfı içerisinde bulunması gerek metotları belirtmektedir.</text:span></text:p>
      <text:h text:style-name="P61" text:outline-level="2"><text:bookmark-start text:name="__RefHeading___Toc1974_1461073848"/><text:span text:style-name="T33">Player</text:span><text:span text:style-name="T1">/</text:span><text:span text:style-name="T32">Concrete</text:span><text:span text:style-name="T1">/</text:span><text:span text:style-name="T33">IPlayer.cs</text:span><text:span text:style-name="T1"> (</text:span><text:span text:style-name="T32">Class</text:span><text:span text:style-name="T1">)</text:span><text:bookmark-end text:name="__RefHeading___Toc1974_1461073848"/></text:h>
      <text:p text:style-name="P12"><text:s/><text:span text:style-name="T41">IPlayer</text:span> interface inden kalıtım almaktadır.</text:p>
      <text:p text:style-name="P12"/>
      <text:h text:style-name="P69" text:outline-level="4"><text:bookmark-start text:name="__RefHeading___Toc1976_1461073848"/>GET Metotları<text:bookmark-end text:name="__RefHeading___Toc1976_1461073848"/></text:h>
      <text:p text:style-name="P4">int[,] GetPlayerMatris()<text:span text:style-name="T2">: </text:span><text:span text:style-name="T9">Oyuncunun konumunun bulunduğu int tipinde 2 boyutlu diziyi geriye döndürür.</text:span></text:p>
      <text:p text:style-name="P32"/>
      <text:p text:style-name="P21">string GetPlayerMapString()<text:span text:style-name="T2">: </text:span><text:span text:style-name="T9">Oyuncunun konumunun bulunduğu diziyi string bir formata çevirerek geriye döndürür. Oyuncu loglarını oluşturmak için kullanılacaktır.</text:span></text:p>
      <text:p text:style-name="P39"/>
      <text:p text:style-name="P20">int GetPlayerGold()<text:span text:style-name="T2">: </text:span><text:span text:style-name="T9">Oyuncunun kasasında bulunan altın miktarını geriye döndürür.</text:span></text:p>
      <text:p text:style-name="P40"/>
      <text:p text:style-name="P20"><text:span text:style-name="T41">int GetGoldEarnedOnReachTarget()</text:span><text:span text:style-name="T9">: Oyuncunun hedeflediği altına ulaştığında kazanacağı altın miktarını geriye döndürür.</text:span></text:p>
      <text:p text:style-name="P40"/>
      <text:p text:style-name="P20"><text:span text:style-name="T41">int[] GetLastCord()</text:span><text:span text:style-name="T9">: Oyuncunun oyun alanında bulunduğu son koordinat bilgisini dizi olarak geriye döndürür.</text:span></text:p>
      <text:list xml:id="list3045225071" text:style-name="L3">
        <text:list-item>
          <text:p text:style-name="P77">Y Koordinatı</text:p>
        </text:list-item>
        <text:list-item>
          <text:p text:style-name="P77">X Koordinatı</text:p>
        </text:list-item>
      </text:list>
      <text:p text:style-name="P39">olarak belirlenmiştir.</text:p>
      <text:p text:style-name="P39"/>
      <text:p text:style-name="P22">int GetSearchCost()<text:span text:style-name="T2">: Oyuncunun hedef belirleme maliyetini geriye döndürür.</text:span></text:p>
      <text:p text:style-name="P39"/>
      <text:p text:style-name="P22">int GetRemainingSteps()<text:span text:style-name="T2">: Oyuncunun hedefine kalan hamle sayısını geriye döndürür.</text:span></text:p>
      <text:p text:style-name="P39"/>
      <text:p text:style-name="P22">List&lt;string&gt; GetLog()<text:span text:style-name="T2">: Oyuncunun oyun sırasında yaptığı tüm işlemlerin kaydını geriye döndürür.</text:span></text:p>
      <text:p text:style-name="P39"><text:soft-page-break/></text:p>
      <text:p text:style-name="P22">int[] GetTargetedGoldCord()<text:span text:style-name="T2">: Oyuncunun hedeflediği altının bulunduğu koordinat bilgisini geriye döndürür.</text:span></text:p>
      <text:list xml:id="list4280873856" text:style-name="L4">
        <text:list-item>
          <text:p text:style-name="P78">Y Koordinatı</text:p>
        </text:list-item>
        <text:list-item>
          <text:p text:style-name="P78">X Koordinatı</text:p>
        </text:list-item>
      </text:list>
      <text:p text:style-name="P41">olarak belirlenmiştir.</text:p>
      <text:p text:style-name="P41"/>
      <text:p text:style-name="P23">int GetTargetedGoldValue()<text:span text:style-name="T2">: Hedeflenen altının değerini geriye döndürür.</text:span></text:p>
      <text:p text:style-name="P41"/>
      <text:p text:style-name="P23">int GetTotalNumberOfSteps()<text:span text:style-name="T2">: Oyuncunun oyun boyunca toplam hamle sayısı</text:span></text:p>
      <text:p text:style-name="P41"><text:s text:c="8"/></text:p>
      <text:p text:style-name="P23">int GetTotalAmountOfGoldSpent():<text:span text:style-name="T2"> Oyuncunun oyun boyunca harcadığı toplam altın</text:span></text:p>
      <text:p text:style-name="P41"/>
      <text:p text:style-name="P23">int GetTotalAmountOfGoldEarned()<text:span text:style-name="T2">: Oyuncunun oyun boyunca kazandığı toplam altın</text:span></text:p>
      <text:p text:style-name="P41"/>
      <text:h text:style-name="P70" text:outline-level="4"><text:bookmark-start text:name="__RefHeading___Toc1978_1461073848"/><text:span text:style-name="T42">SET</text:span> Metotları<text:bookmark-end text:name="__RefHeading___Toc1978_1461073848"/></text:h>
      <text:p text:style-name="P28"/>
      <text:p text:style-name="P33"><text:span text:style-name="T23">void SetPlayerGold(int gold)</text:span><text:span text:style-name="T11">: </text:span><text:span text:style-name="T10">Oyuncunun kasasında bulunacak altın değerini belirler. Parametre olarak gelen değeri atama yapar.</text:span></text:p>
      <text:p text:style-name="P41"/>
      <text:p text:style-name="P24">void SetLog(string log)<text:span text:style-name="T2">: </text:span><text:span text:style-name="T10">Parametre olarak gelen hareket bilgisini, oyuncunun işlem geçmişine ekler.</text:span></text:p>
      <text:p text:style-name="P24"><text:span text:style-name="T42">void SetGoldEarnedOnReachTarget(int gold)</text:span><text:span text:style-name="T10">: Hedeflenen altına ulaştığında elde edeceği altın miktarını belirler.</text:span></text:p>
      <text:p text:style-name="P41"/>
      <text:p text:style-name="P25"><text:span text:style-name="T42">void SetRemainingSteps(int remainingSteps)</text:span><text:span text:style-name="T10">: Hedeflenen altına ulaş</text:span><text:span text:style-name="T12">abilmesi için kalan hamle sayısını atama yapar.</text:span></text:p>
      <text:p text:style-name="P42"/>
      <text:p text:style-name="P34"><text:span text:style-name="T24">void SetTargetedGoldCord(int CordY, int CordX)</text:span><text:span text:style-name="T12">: <text:s/></text:span><text:span text:style-name="T10">Hedeflenen altın</text:span><text:span text:style-name="T12">ın koordinat bilgilerine atama yapar.</text:span></text:p>
      <text:p text:style-name="P42"/>
      <text:p text:style-name="P25">void SetTargetedGoldValue(int goldValue)<text:span text:style-name="T2">: </text:span><text:span text:style-name="T10">Hedeflenen altın</text:span><text:span text:style-name="T12">ın</text:span><text:span text:style-name="T10"> </text:span><text:span text:style-name="T12">değerini atama yapar.</text:span></text:p>
      <text:p text:style-name="P20"/>
      <text:p text:style-name="P20"><text:span text:style-name="T41">void SetPlayerMapValue(int CordY, int CordX, int data)</text:span><text:span text:style-name="T9">: </text:span><text:span text:style-name="T12">Oyuncu haritasında gelen parametrelerdeki koordinatlara değer ataması yapar.</text:span></text:p>
      <text:p text:style-name="P43"/>
      <text:p text:style-name="P20">void SetTotalNumberOfSteps(int value)<text:span text:style-name="T2">: Oyuncunun oyun boyunca yaptığı toplam hamle değerini arttırır.</text:span></text:p>
      <text:p text:style-name="P20"/>
      <text:p text:style-name="P20">void SetTotalAmountOfGoldSpent(int value)<text:span text:style-name="T2">: <text:s/>Oyuncunun oyun boyunca harcadığı toplam altın değerini arttırır.</text:span></text:p>
      <text:p text:style-name="P20"/>
      <text:p text:style-name="P20"><text:soft-page-break/>void SetTotalAmountOfGoldEarned(int value)<text:span text:style-name="T2">: Oyuncunun oyun boyunca kazandığı toplam altın değerini arttırır.</text:span></text:p>
      <text:p text:style-name="P43"/>
      <text:h text:style-name="P71" text:outline-level="4"><text:bookmark-start text:name="__RefHeading___Toc1980_1461073848"/><text:span text:style-name="T36">UPDATE</text:span><text:span text:style-name="T43"> Metotları</text:span><text:bookmark-end text:name="__RefHeading___Toc1980_1461073848"/></text:h>
      <text:p text:style-name="P34"><text:span text:style-name="T24">void UpdatePlayerGoldValue(int gold)</text:span><text:span text:style-name="T12">: Oyuncunun kasasındaki altına ekleme veya çıkartma işlemi yapar.</text:span></text:p>
      <text:p text:style-name="P42"/>
      <text:p text:style-name="P25">void UpdateCord(int yCord, int xCord)<text:span text:style-name="T2">: </text:span><text:span text:style-name="T12">Oyuncunun koordinatını parametre olarak gelen koordinatlar ile değiştirir.</text:span></text:p>
      <text:p text:style-name="P29"/>
      <text:h text:style-name="P72" text:outline-level="4"><text:bookmark-start text:name="__RefHeading___Toc1982_1461073848"/>GAME FUNCTION Metotları<text:bookmark-end text:name="__RefHeading___Toc1982_1461073848"/></text:h>
      <text:p text:style-name="P25"/>
      <text:p text:style-name="P25">abstract void SearchForGold(IMap map)<text:span text:style-name="T2">: </text:span><text:span text:style-name="T12">Her oyuncu için özel olarak yazılacak bir metottur. Oyuncunun hedefini belirler.</text:span></text:p>
      <text:p text:style-name="P42"/>
      <text:p text:style-name="P34"><text:span text:style-name="T18">void PrivateGoldShow(char duzlem, int hareket, IMap map)</text:span><text:span text:style-name="T2">: </text:span><text:span text:style-name="T13">Parametre olarak gelen düzlem üzerinde, parametre olarak gelen hareket değeri kadar ilerler ve o aralık içerisinde gizli altın varsa görünür yapar.</text:span></text:p>
      <text:p text:style-name="P44"/>
      <text:p text:style-name="P25"><text:span text:style-name="T44">void Move(IMap map)</text:span><text:span text:style-name="T13">: <text:s/>Oyuncuyu hedefine doğru hareket ettirir.</text:span></text:p>
      <text:p text:style-name="P44"/>
      <text:p text:style-name="P25"><text:span text:style-name="T44">bool IsDeath()</text:span><text:span text:style-name="T13">: Oyuncunun kasasında bulunan altın durumuna göre oyunda kalıp kalamayacağını belirler.</text:span></text:p>
      <text:list xml:id="list627352376" text:style-name="L5">
        <text:list-item>
          <text:p text:style-name="P79">Altın değeri sıfıra küçükse veya sıfıra eşitse TRUE</text:p>
        </text:list-item>
        <text:list-item>
          <text:p text:style-name="P79">Altın değeri sıfırdan büyükse FALSE</text:p>
        </text:list-item>
      </text:list>
      <text:p text:style-name="P45"/>
      <text:h text:style-name="P73" text:outline-level="4"><text:bookmark-start text:name="__RefHeading___Toc1984_1461073848"/>WRITE TXT Metotları<text:bookmark-end text:name="__RefHeading___Toc1984_1461073848"/></text:h>
      <text:p text:style-name="P30"/>
      <text:p text:style-name="P35"><text:span text:style-name="T24">void CreateFolder()</text:span><text:span text:style-name="T12">: </text:span><text:span text:style-name="T13">Oyun kayıtlarının çıktı olarak tutulacağı klasör yok ise oluşturur.</text:span></text:p>
      <text:p text:style-name="P29"/>
      <text:p text:style-name="P25">void WriteToFile(string maptext)<text:span text:style-name="T2">: </text:span><text:span text:style-name="T13">Oyunun başlangıç haritasını ve oyuncunun işlem geçmişini txt dosyasına yazar.</text:span></text:p>
      <text:p text:style-name="P29"/>
      <text:h text:style-name="P62" text:outline-level="2"><text:bookmark-start text:name="__RefHeading___Toc1986_1461073848"/><text:span text:style-name="T33">Player</text:span><text:span text:style-name="T1">/</text:span><text:span text:style-name="T32">Concrete</text:span><text:span text:style-name="T34">/Players/APlayer</text:span><text:span text:style-name="T33">.cs</text:span><text:span text:style-name="T1"> (</text:span><text:span text:style-name="T32">Class</text:span><text:span text:style-name="T1">)</text:span><text:bookmark-end text:name="__RefHeading___Toc1986_1461073848"/></text:h>
      <text:p text:style-name="P36">Player.cs sınıfından kalıtım almaktadır. Player sınıfında bulunan <text:span text:style-name="T18">SearchForGold(IMap map) </text:span><text:span text:style-name="T2">abstract metodunu bulundurmak zorundadır.</text:span></text:p>
      <text:p text:style-name="P36"/>
      <text:p text:style-name="P26">public override void SearchForGold(IMap map)<text:span text:style-name="T2">: </text:span><text:span text:style-name="T14">Kendine en yakın uzaklıktaki altını hedefler.</text:span></text:p>
      <text:p text:style-name="P47"/>
      <text:h text:style-name="P63" text:outline-level="2"><text:bookmark-start text:name="__RefHeading___Toc1988_1461073848"/><text:soft-page-break/><text:span text:style-name="T33">Player</text:span><text:span text:style-name="T1">/</text:span><text:span text:style-name="T32">Concrete</text:span><text:span text:style-name="T34">/Players/</text:span><text:span text:style-name="T35">B</text:span><text:span text:style-name="T34">Player</text:span><text:span text:style-name="T33">.cs</text:span><text:span text:style-name="T1"> (</text:span><text:span text:style-name="T32">Class</text:span><text:span text:style-name="T1">)</text:span><text:bookmark-end text:name="__RefHeading___Toc1988_1461073848"/></text:h>
      <text:p text:style-name="P37">Player.cs sınıfından kalıtım almaktadır. Player sınıfında bulunan <text:span text:style-name="T18">SearchForGold(IMap map) </text:span><text:span text:style-name="T2">abstract metodunu bulundurmak zorundadır.</text:span></text:p>
      <text:p text:style-name="P37"/>
      <text:p text:style-name="P27">override void SearchForGold(IMap map)<text:span text:style-name="T2">: </text:span><text:span text:style-name="T14"><text:s/>En karlı olan altın kareyi hedefler. Altının uzaklığı ve altın miktarını dikkate alarak belirler.</text:span></text:p>
      <text:p text:style-name="P48"/>
      <text:h text:style-name="P63" text:outline-level="2"><text:bookmark-start text:name="__RefHeading___Toc1990_1461073848"/><text:span text:style-name="T33">Player</text:span><text:span text:style-name="T1">/</text:span><text:span text:style-name="T32">Concrete</text:span><text:span text:style-name="T34">/Players/</text:span><text:span text:style-name="T35">C</text:span><text:span text:style-name="T34">Player</text:span><text:span text:style-name="T33">.cs</text:span><text:span text:style-name="T1"> (</text:span><text:span text:style-name="T32">Class</text:span><text:span text:style-name="T1">)</text:span><text:bookmark-end text:name="__RefHeading___Toc1990_1461073848"/></text:h>
      <text:p text:style-name="P37">Player.cs sınıfından kalıtım almaktadır. Player sınıfında bulunan <text:span text:style-name="T18">SearchForGold(IMap map) </text:span><text:span text:style-name="T2">abstract metodunu bulundurmak zorundadır.</text:span></text:p>
      <text:p text:style-name="P37"/>
      <text:p text:style-name="P27">public void PrivateGoldShow(IMap map)<text:span text:style-name="T2">: </text:span><text:span text:style-name="T14">K</text:span><text:span text:style-name="T2">endisine en yakın belli sayıdaki gizlenmiş</text:span></text:p>
      <text:p text:style-name="P46">altınların olduğu kutuları açar.</text:p>
      <text:p text:style-name="P37"/>
      <text:p text:style-name="P38"><text:span text:style-name="T25">override void SearchForGold(IMap map)</text:span><text:span text:style-name="T13">: </text:span><text:span text:style-name="T14"><text:s/>İlk olarak </text:span><text:span text:style-name="T25">PrivateGoldShow</text:span><text:span text:style-name="T13"> </text:span><text:span text:style-name="T26"><text:s/></text:span><text:span text:style-name="T14">metodunu çağırır ardından, En karlı olan altın kareyi hedefler. Altının uzaklığı ve altın miktarını dikkate alarak belirler.</text:span></text:p>
      <text:p text:style-name="P48"/>
      <text:h text:style-name="P63" text:outline-level="2"><text:bookmark-start text:name="__RefHeading___Toc1992_1461073848"/><text:span text:style-name="T33">Player</text:span><text:span text:style-name="T1">/</text:span><text:span text:style-name="T32">Concrete</text:span><text:span text:style-name="T34">/Players/</text:span><text:span text:style-name="T35">D</text:span><text:span text:style-name="T34">Player</text:span><text:span text:style-name="T33">.cs</text:span><text:span text:style-name="T1"> (</text:span><text:span text:style-name="T32">Class</text:span><text:span text:style-name="T1">)</text:span><text:bookmark-end text:name="__RefHeading___Toc1992_1461073848"/></text:h>
      <text:p text:style-name="P37">Player.cs sınıfından kalıtım almaktadır. Player sınıfında bulunan <text:span text:style-name="T18">SearchForGold(IMap map) </text:span><text:span text:style-name="T2">abstract metodunu bulundurmak zorundadır.</text:span></text:p>
      <text:p text:style-name="P37"/>
      <text:p text:style-name="P38"><text:span text:style-name="T26">override void SearchForGold(IMap map)</text:span><text:span text:style-name="T14">: <text:s/>Diğer oyuncuların yapacağı hamleleri önceden sezme yeteneği bulunur. Diğer oyuncuların hedeflediği altınlara onlardan önce erişemiyorsa bu altınları hariç tutar ve hedef olarak diğer altın kareler içerisinden en karlı olanı seçer. </text:span></text:p>
      <text:h text:style-name="P64" text:outline-level="2"><text:bookmark-start text:name="__RefHeading___Toc1994_1461073848"/>A Oyuncusu Hedef Belirleme Kaba kod<text:bookmark-end text:name="__RefHeading___Toc1994_1461073848"/></text:h>
      <text:p text:style-name="P50"/>
      <text:list xml:id="list3662286892" text:style-name="L6">
        <text:list-item>
          <text:p text:style-name="P116">Başla</text:p>
        </text:list-item>
        <text:list-item>
          <text:p text:style-name="P119">Hedeflenen en yakın altın koordinatını en büyük integer değere eşitle.</text:p>
        </text:list-item>
        <text:list-item>
          <text:p text:style-name="P119">Hedeflenen en yakın altının uzaklığını en büyük integer değere eşitle.</text:p>
        </text:list-item>
        <text:list-item>
          <text:p text:style-name="P119"><text:s/>Hedeflenen en yakın altının değerini en küçük integer değere eşitle.</text:p>
        </text:list-item>
        <text:list-item>
          <text:p text:style-name="P119">Parametre olarak gelen Map sınıfından altın matrisini al. (<text:span text:style-name="T18">GetGoldMap()</text:span>)</text:p>
        </text:list-item>
        <text:list-item>
          <text:p text:style-name="P80">Altın matrisinin y koordinatının da dön (for)</text:p>
          <text:list>
            <text:list-item>
              <text:p text:style-name="P80">Altın matrisinin x koordinatının da dön (for)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0">Altın matrisinde ki, for döngüsünden oluşan y ve x koordinatın daki altın miktarı 0a eşit deği<text:span text:style-name="T46">l</text:span>s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0"><text:soft-page-break/>Altının konumunun A’ya olan uzaklığını hesapla.</text:p>
                      <text:list>
                        <text:list-item>
                          <text:p text:style-name="P80">A’ya en yakın olan altın değerini hafızada tut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0">Hedefe kaç adımda ulaşabileceğini hesapla</text:p>
        </text:list-item>
        <text:list-item>
          <text:p text:style-name="P119"><text:span text:style-name="T2">Hedefe ulaşacağı adımı tutan değişkene </text:span><text:span text:style-name="T18">SetRemainingSteps()</text:span><text:span text:style-name="T2"> ile atama yap</text:span></text:p>
        </text:list-item>
        <text:list-item>
          <text:p text:style-name="P119"><text:span text:style-name="T2">Hedefin koordinat bilgilerini tutan değişkene </text:span><text:span text:style-name="T18">SetTargetedGoldCord() </text:span><text:span text:style-name="T2">ile atama yap</text:span></text:p>
        </text:list-item>
        <text:list-item>
          <text:p text:style-name="P119"><text:span text:style-name="T2">Hedefin altın miktarını tutan değişkene </text:span><text:span text:style-name="T18">SetTargetedGoldValue() </text:span><text:span text:style-name="T2">ile atama yap</text:span></text:p>
        </text:list-item>
        <text:list-item>
          <text:p text:style-name="P119"><text:span text:style-name="T2">Hedefe ulaştığında elde edeceği altın miktarını tutan değişkene </text:span><text:span text:style-name="T18">SetGoldEarnedOnReachTarget() </text:span><text:span text:style-name="T2">ile atama yap</text:span></text:p>
        </text:list-item>
        <text:list-item>
          <text:p text:style-name="P119"><text:span text:style-name="T2">Oyuncunun kasasından hedef belirleme maliyetini düş. </text:span><text:span text:style-name="T18">UpdatePlayerGoldValue()</text:span></text:p>
        </text:list-item>
        <text:list-item>
          <text:p text:style-name="P87">Oyuncunun oyun boyunca harcadığı toplam altın miktarına arama maliyetini <text:span text:style-name="T18">SetTotalAmountOfGoldSpent(this.GetSearchCost()) </text:span>ekle.</text:p>
        </text:list-item>
        <text:list-item>
          <text:p text:style-name="P91">Oyuncunun hareket geçmişine gerekli metinleri <text:span text:style-name="T18">SetLog() </text:span><text:s/>ile ekle.</text:p>
        </text:list-item>
        <text:list-item>
          <text:p text:style-name="P91">Oyuncunun hedeflediği konumu Map sınıfından metoda gelen map parametresine <text:span text:style-name="T18">map.SetPlayerTarget() </text:span>ile aktar.</text:p>
        </text:list-item>
        <text:list-item>
          <text:p text:style-name="P96">Oyuncunun hedeflediği konuma kalan adım sayısını Map sınıfından metoda gelen map parametresi <text:s/><text:span text:style-name="T18">map.SetPlayerRemainingSteps() </text:span>ile aktar</text:p>
        </text:list-item>
        <text:list-item>
          <text:p text:style-name="P96">Bitir.</text:p>
        </text:list-item>
      </text:list>
      <text:h text:style-name="P65" text:outline-level="2"><text:bookmark-start text:name="__RefHeading___Toc1996_1461073848"/><text:span text:style-name="T45">B</text:span> Oyuncusu Hedef Belirleme Kaba kod<text:bookmark-end text:name="__RefHeading___Toc1996_1461073848"/></text:h>
      <text:p text:style-name="P31"/>
      <text:list xml:id="list2748199672" text:style-name="L7">
        <text:list-item>
          <text:p text:style-name="P117">Başla</text:p>
        </text:list-item>
        <text:list-item>
          <text:p text:style-name="P120">Hedeflenen en yakın altın koordinatını en büyük integer değere eşitle. <text:span text:style-name="T47">(</text:span><text:span text:style-name="T28">nearestGoldY,nearestGoldX</text:span><text:span text:style-name="T47">). </text:span><text:span text:style-name="T28">Başlangıç değerleri </text:span><text:span text:style-name="T70">2147483647</text:span></text:p>
        </text:list-item>
        <text:list-item>
          <text:p text:style-name="P121">Hedeflenen <text:span text:style-name="T47">altından elde edilen kar. (</text:span><text:span text:style-name="T28">nearestGoldProfit</text:span><text:span text:style-name="T47">). </text:span><text:span text:style-name="T28">Başlangıç değerleri </text:span><text:span text:style-name="T68">-2147483647</text:span></text:p>
        </text:list-item>
        <text:list-item>
          <text:p text:style-name="P129">Hedeflenen altına ulaşmak için gereken tur sayısı (<text:span text:style-name="T18">remainingSteps</text:span>). <text:span text:style-name="T18">Başlangıç değerleri </text:span><text:span text:style-name="T67">-2147483647</text:span></text:p>
        </text:list-item>
        <text:list-item>
          <text:p text:style-name="P129">Hedeflenen altının değeri (<text:span text:style-name="T18">nearestGoldValue</text:span>).<text:span text:style-name="T18">Başlangıç değerleri </text:span><text:span text:style-name="T67">-2147483647</text:span></text:p>
        </text:list-item>
        <text:list-item>
          <text:p text:style-name="P129">Hedeflenen altına giden yolun uzunluğu (<text:span text:style-name="T18">nearestGoldPathLength</text:span>) <text:span text:style-name="T18">Başlangıç değerleri </text:span><text:span text:style-name="T69">2147483647</text:span></text:p>
        </text:list-item>
        <text:list-item>
          <text:p text:style-name="P120">Parametre olarak gelen Map sınıfından altın matrisini al. (<text:span text:style-name="T18">GetGoldMap()</text:span>) <text:span text:style-name="T71">oluşturulan matrisin adı </text:span><text:span text:style-name="T29">goldArray</text:span></text:p>
        </text:list-item>
        <text:list-item>
          <text:p text:style-name="P81">Altın matrisinin y koordinatının da dön (for)</text:p>
          <text:list>
            <text:list-item>
              <text:p text:style-name="P81">Altın matrisinin x koordinatının da dön (for)</text:p>
              <text:list>
                <text:list-item>
                  <text:p text:style-name="P82">Altın matrisinde ki, for döngüsünden oluşan y ve x koordinatındaki altın miktarı 0a eşit deği<text:span text:style-name="T46">lse</text:span></text:p>
                  <text:list>
                    <text:list-item>
                      <text:p text:style-name="P100">Geçici olarak hedefin kaç kare uzaklıkta olduğunu tutan bir değişken oluştur (<text:span text:style-name="T18">tempPathLength</text:span>) ve uzaklık değerini bu değişkene aktar</text:p>
                    </text:list-item>
                    <text:list-item>
                      <text:p text:style-name="P127"><text:span text:style-name="T15">Geçici olarak hedefin kaç adım uzaklıkta olduğunu tutan bir değişken oluştur (</text:span><text:span text:style-name="T27">tempRemainingSteps</text:span><text:span text:style-name="T15">) ve uzaklık değerini hesapla ve değişkene aktar.</text:span></text:p>
                    </text:list-item>
                    <text:list-item>
                      <text:p text:style-name="P129"><text:span text:style-name="T15">G</text:span><text:span text:style-name="T2">eçici olarak hedefe ulaştığında kazanacağı toplam altın miktarını hesapla ve (</text:span><text:span text:style-name="T18">tempProfit</text:span><text:span text:style-name="T2">) değişkene aktar.</text:span></text:p>
                    </text:list-item>
                    <text:list-item>
                      <text:p text:style-name="P128"><text:soft-page-break/><text:span text:style-name="T16">Geçici olarak tutulan <text:s/></text:span><text:span text:style-name="T28">tempProfit </text:span><text:span text:style-name="T16">değeri hedeflenen altın değerinden (</text:span><text:span text:style-name="T28">nearestGoldProfit</text:span><text:span text:style-name="T16">) <text:s/>büyükse veya eşitse</text:span></text:p>
                      <text:list>
                        <text:list-item>
                          <text:p text:style-name="P101"><text:span text:style-name="T18">tempPathLength </text:span><text:span text:style-name="T47">değeri hedeflenen altın uzak değerinden küçükse (</text:span><text:span text:style-name="T28">nearestGoldPathLength</text:span><text:span text:style-name="T47">) </text:span><text:span text:style-name="T28">VE </text:span><text:span text:style-name="T47">Geçici olarak tutulan <text:s/></text:span><text:span text:style-name="T28">tempProfit </text:span><text:span text:style-name="T47">değeri hedeflenen altın değerinden (</text:span><text:span text:style-name="T28">nearestGoldProfit</text:span><text:span text:style-name="T47">) <text:s/>eşitse</text:span></text:p>
                          <text:list>
                            <text:list-item>
                              <text:p text:style-name="P106">Aşağıda belirtilen değişkenleri güncelle.</text:p>
                            </text:list-item>
                            <text:list-item>
                              <text:p text:style-name="P101">nearestGoldPathLength = tempPathLength;</text:p>
                            </text:list-item>
                            <text:list-item>
                              <text:p text:style-name="P101">remainingSteps = tempRemainingSteps;</text:p>
                            </text:list-item>
                            <text:list-item>
                              <text:p text:style-name="P101">nearestGoldProfit = tempProfit;</text:p>
                            </text:list-item>
                            <text:list-item>
                              <text:p text:style-name="P101">nearestGoldY = goldY;</text:p>
                            </text:list-item>
                            <text:list-item>
                              <text:p text:style-name="P101">nearestGoldX = goldX;</text:p>
                            </text:list-item>
                            <text:list-item>
                              <text:p text:style-name="P101">nearestGoldValue = goldArray[goldY, goldX];</text:p>
                            </text:list-item>
                          </text:list>
                        </text:list-item>
                        <text:list-item>
                          <text:p text:style-name="P102"><text:span text:style-name="T47">Geçici olarak tutulan <text:s/></text:span><text:span text:style-name="T28">tempProfit </text:span><text:span text:style-name="T47">değeri hedeflenen altın değerinden (</text:span><text:span text:style-name="T28">nearestGoldProfit</text:span><text:span text:style-name="T47">) <text:s/>büyükse</text:span></text:p>
                          <text:list>
                            <text:list-item>
                              <text:p text:style-name="P106">Aşağıda belirtilen değişkenleri güncelle.</text:p>
                            </text:list-item>
                            <text:list-item>
                              <text:p text:style-name="P102">nearestGoldPathLength = tempPathLength;</text:p>
                            </text:list-item>
                            <text:list-item>
                              <text:p text:style-name="P102">remainingSteps = tempRemainingSteps;</text:p>
                            </text:list-item>
                            <text:list-item>
                              <text:p text:style-name="P102">nearestGoldProfit = tempProfit;</text:p>
                            </text:list-item>
                            <text:list-item>
                              <text:p text:style-name="P102">nearestGoldY = goldY;</text:p>
                            </text:list-item>
                            <text:list-item>
                              <text:p text:style-name="P102">nearestGoldX = goldX;</text:p>
                            </text:list-item>
                            <text:list-item>
                              <text:p text:style-name="P102">nearestGoldValue = goldArray[goldY, goldX];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2"><text:span text:style-name="T2">Hedefe ulaşacağı adımı tutan değişkene </text:span><text:span text:style-name="T18">SetRemainingSteps()</text:span><text:span text:style-name="T2"> ile atama yap</text:span></text:p>
        </text:list-item>
        <text:list-item>
          <text:p text:style-name="P122"><text:span text:style-name="T2">Hedefin koordinat bilgilerini tutan değişkene </text:span><text:span text:style-name="T18">SetTargetedGoldCord() </text:span><text:span text:style-name="T2">ile atama yap</text:span></text:p>
        </text:list-item>
        <text:list-item>
          <text:p text:style-name="P122"><text:span text:style-name="T2">Hedefin altın miktarını tutan değişkene </text:span><text:span text:style-name="T18">SetTargetedGoldValue() </text:span><text:span text:style-name="T2">ile atama yap</text:span></text:p>
        </text:list-item>
        <text:list-item>
          <text:p text:style-name="P122"><text:span text:style-name="T2">Hedefe ulaştığında elde edeceği altın miktarını tutan değişkene </text:span><text:span text:style-name="T18">SetGoldEarnedOnReachTarget() </text:span><text:span text:style-name="T2">ile atama yap</text:span></text:p>
        </text:list-item>
        <text:list-item>
          <text:p text:style-name="P122"><text:span text:style-name="T2">Oyuncunun kasasından hedef belirleme maliyetini düş. </text:span><text:span text:style-name="T18">UpdatePlayerGoldValue()</text:span></text:p>
        </text:list-item>
        <text:list-item>
          <text:p text:style-name="P88">Oyuncunun oyun boyunca harcadığı toplam altın miktarına arama maliyetini <text:span text:style-name="T18">SetTotalAmountOfGoldSpent(this.GetSearchCost()) </text:span>ekle.</text:p>
        </text:list-item>
        <text:list-item>
          <text:p text:style-name="P92">Oyuncunun hareket geçmişine gerekli metinleri <text:span text:style-name="T18">SetLog() </text:span><text:s/>ile ekle.</text:p>
        </text:list-item>
        <text:list-item>
          <text:p text:style-name="P92">Oyuncunun hedeflediği konumu Map sınıfından metoda gelen map parametresine <text:span text:style-name="T18">map.SetPlayerTarget() </text:span>ile aktar.</text:p>
        </text:list-item>
        <text:list-item>
          <text:p text:style-name="P97">Oyuncunun hedeflediği konuma kalan adım sayısını Map sınıfından metoda gelen map parametresi <text:s/><text:span text:style-name="T18">map.SetPlayerRemainingSteps() </text:span>ile aktar</text:p>
        </text:list-item>
        <text:list-item>
          <text:p text:style-name="P97">Bitir.</text:p>
        </text:list-item>
      </text:list>
      <text:p text:style-name="P49"/>
      <text:h text:style-name="P66" text:outline-level="2"><text:bookmark-start text:name="__RefHeading___Toc1998_1461073848"/><text:soft-page-break/><text:span text:style-name="T71">C</text:span> Oyuncusu Hedef Belirleme Kaba kod<text:bookmark-end text:name="__RefHeading___Toc1998_1461073848"/></text:h>
      <text:list xml:id="list2474696102" text:style-name="L8">
        <text:list-item>
          <text:p text:style-name="P107">Başla.</text:p>
        </text:list-item>
        <text:list-item>
          <text:p text:style-name="P107">C oyuncusunun kendine yakın gizli altınları açma özelliğini aktif etmek için <text:span text:style-name="T18">PrivateGoldShow(map) </text:span>metodunu çağır.</text:p>
        </text:list-item>
        <text:list-item>
          <text:p text:style-name="P123">Hedeflenen en yakın altın koordinatını en büyük integer değere eşitle. <text:span text:style-name="T47">(</text:span><text:span text:style-name="T28">nearestGoldY,nearestGoldX</text:span><text:span text:style-name="T47">). </text:span><text:span text:style-name="T28">Başlangıç değerleri </text:span><text:span text:style-name="T70">2147483647</text:span></text:p>
        </text:list-item>
        <text:list-item>
          <text:p text:style-name="P123">Hedeflenen <text:span text:style-name="T47">altından elde edilen kar. (</text:span><text:span text:style-name="T28">nearestGoldProfit</text:span><text:span text:style-name="T47">). </text:span><text:span text:style-name="T28">Başlangıç değerleri </text:span><text:span text:style-name="T68">-2147483647</text:span></text:p>
        </text:list-item>
        <text:list-item>
          <text:p text:style-name="P130">Hedeflenen altına ulaşmak için gereken tur sayısı (<text:span text:style-name="T18">remainingSteps</text:span>). <text:span text:style-name="T18">Başlangıç değerleri </text:span><text:span text:style-name="T67">-2147483647</text:span></text:p>
        </text:list-item>
        <text:list-item>
          <text:p text:style-name="P130">Hedeflenen altının değeri (<text:span text:style-name="T18">nearestGoldValue</text:span>).<text:span text:style-name="T18">Başlangıç değerleri </text:span><text:span text:style-name="T67">-2147483647</text:span></text:p>
        </text:list-item>
        <text:list-item>
          <text:p text:style-name="P130">Hedeflenen altına giden yolun uzunluğu (<text:span text:style-name="T18">nearestGoldPathLength</text:span>) <text:span text:style-name="T18">Başlangıç değerleri </text:span><text:span text:style-name="T69">2147483647</text:span></text:p>
        </text:list-item>
        <text:list-item>
          <text:p text:style-name="P123">Parametre olarak gelen Map sınıfından altın matrisini al. (<text:span text:style-name="T18">GetGoldMap()</text:span>) <text:span text:style-name="T71">oluşturulan matrisin adı </text:span><text:span text:style-name="T29">goldArray</text:span></text:p>
        </text:list-item>
        <text:list-item>
          <text:p text:style-name="P83">Altın matrisinin y koordinatının da dön (for)</text:p>
          <text:list>
            <text:list-item>
              <text:p text:style-name="P83">Altın matrisinin x koordinatının da dön (for)</text:p>
              <text:list>
                <text:list-item>
                  <text:p text:style-name="P83">Altın matrisinde ki, for döngüsünden oluşan y ve x koordinatlı altın miktarı 0a eşit deği<text:span text:style-name="T46">lse</text:span></text:p>
                  <text:list>
                    <text:list-item>
                      <text:p text:style-name="P103">Geçici olarak hedefin kaç kare uzaklıkta olduğunu tutan bir değişken oluştur (<text:span text:style-name="T18">tempPathLength</text:span>) ve uzaklık değerini bu değişkene aktar</text:p>
                    </text:list-item>
                    <text:list-item>
                      <text:p text:style-name="P134"><text:span text:style-name="T15">Geçici olarak hedefin kaç adım uzaklıkta olduğunu tutan bir değişken oluştur (</text:span><text:span text:style-name="T27">tempRemainingSteps</text:span><text:span text:style-name="T15">) ve uzaklık değerini hesapla ve değişkene aktar.</text:span></text:p>
                    </text:list-item>
                    <text:list-item>
                      <text:p text:style-name="P130"><text:span text:style-name="T15">G</text:span><text:span text:style-name="T2">eçici olarak hedefe ulaştığında kazanacağı toplam altın miktarını hesapla ve (</text:span><text:span text:style-name="T18">tempProfit</text:span><text:span text:style-name="T2">) değişkene aktar.</text:span></text:p>
                    </text:list-item>
                    <text:list-item>
                      <text:p text:style-name="P134"><text:span text:style-name="T16">Geçici olarak tutulan <text:s/></text:span><text:span text:style-name="T28">tempProfit </text:span><text:span text:style-name="T16">değeri hedeflenen altın değerinden (</text:span><text:span text:style-name="T28">nearestGoldProfit</text:span><text:span text:style-name="T16">) <text:s/>büyükse veya eşitse</text:span></text:p>
                      <text:list>
                        <text:list-item>
                          <text:p text:style-name="P103"><text:span text:style-name="T18">tempPathLength </text:span><text:span text:style-name="T47">değeri hedeflenen altın uzak değerinden küçükse (</text:span><text:span text:style-name="T28">nearestGoldPathLength</text:span><text:span text:style-name="T47">) </text:span><text:span text:style-name="T28">VE </text:span><text:span text:style-name="T47">Geçici olarak tutulan <text:s/></text:span><text:span text:style-name="T28">tempProfit </text:span><text:span text:style-name="T47">değeri hedeflenen altın değerinden (</text:span><text:span text:style-name="T28">nearestGoldProfit</text:span><text:span text:style-name="T47">) <text:s/>eşitse</text:span></text:p>
                          <text:list>
                            <text:list-item>
                              <text:p text:style-name="P107">Aşağıda belirtilen değişkenleri güncelle.</text:p>
                            </text:list-item>
                            <text:list-item>
                              <text:p text:style-name="P103">nearestGoldPathLength = tempPathLength;</text:p>
                            </text:list-item>
                            <text:list-item>
                              <text:p text:style-name="P103">remainingSteps = tempRemainingSteps;</text:p>
                            </text:list-item>
                            <text:list-item>
                              <text:p text:style-name="P103">nearestGoldProfit = tempProfit;</text:p>
                            </text:list-item>
                            <text:list-item>
                              <text:p text:style-name="P103">nearestGoldY = goldY;</text:p>
                            </text:list-item>
                            <text:list-item>
                              <text:p text:style-name="P103">nearestGoldX = goldX;</text:p>
                            </text:list-item>
                            <text:list-item>
                              <text:p text:style-name="P103">nearestGoldValue = goldArray[goldY, goldX];</text:p>
                            </text:list-item>
                          </text:list>
                        </text:list-item>
                        <text:list-item>
                          <text:p text:style-name="P103"><text:span text:style-name="T47">Geçici olarak tutulan <text:s/></text:span><text:span text:style-name="T28">tempProfit </text:span><text:span text:style-name="T47">değeri hedeflenen altın değerinden (</text:span><text:span text:style-name="T28">nearestGoldProfit</text:span><text:span text:style-name="T47">) <text:s/>büyükse</text:span></text:p>
                          <text:list>
                            <text:list-item>
                              <text:p text:style-name="P107">Aşağıda belirtilen değişkenleri güncelle.</text:p>
                            </text:list-item>
                            <text:list-item>
                              <text:p text:style-name="P103">nearestGoldPathLength = tempPathLength;</text:p>
                            </text:list-item>
                            <text:list-item>
                              <text:p text:style-name="P103">remainingSteps = tempRemainingSteps;</text:p>
                            </text:list-item>
                            <text:list-item>
                              <text:p text:style-name="P103"><text:soft-page-break/>nearestGoldProfit = tempProfit;</text:p>
                            </text:list-item>
                            <text:list-item>
                              <text:p text:style-name="P103">nearestGoldY = goldY;</text:p>
                            </text:list-item>
                            <text:list-item>
                              <text:p text:style-name="P103">nearestGoldX = goldX;</text:p>
                            </text:list-item>
                            <text:list-item>
                              <text:p text:style-name="P103">nearestGoldValue = goldArray[goldY, goldX];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3"><text:span text:style-name="T2">Hedefe ulaşacağı adımı tutan değişkene </text:span><text:span text:style-name="T18">SetRemainingSteps()</text:span><text:span text:style-name="T2"> ile atama yap</text:span></text:p>
        </text:list-item>
        <text:list-item>
          <text:p text:style-name="P123"><text:span text:style-name="T2">Hedefin koordinat bilgilerini tutan değişkene </text:span><text:span text:style-name="T18">SetTargetedGoldCord() </text:span><text:span text:style-name="T2">ile atama yap</text:span></text:p>
        </text:list-item>
        <text:list-item>
          <text:p text:style-name="P123"><text:span text:style-name="T2">Hedefin altın miktarını tutan değişkene </text:span><text:span text:style-name="T18">SetTargetedGoldValue() </text:span><text:span text:style-name="T2">ile atama yap</text:span></text:p>
        </text:list-item>
        <text:list-item>
          <text:p text:style-name="P123"><text:span text:style-name="T2">Hedefe ulaştığında elde edeceği altın miktarını tutan değişkene </text:span><text:span text:style-name="T18">SetGoldEarnedOnReachTarget() </text:span><text:span text:style-name="T2">ile atama yap</text:span></text:p>
        </text:list-item>
        <text:list-item>
          <text:p text:style-name="P123"><text:span text:style-name="T2">Oyuncunun kasasından hedef belirleme maliyetini düş. </text:span><text:span text:style-name="T18">UpdatePlayerGoldValue()</text:span></text:p>
        </text:list-item>
        <text:list-item>
          <text:p text:style-name="P89">Oyuncunun oyun boyunca harcadığı toplam altın miktarına arama maliyetini <text:span text:style-name="T18">SetTotalAmountOfGoldSpent(this.GetSearchCost()) </text:span>ekle.</text:p>
        </text:list-item>
        <text:list-item>
          <text:p text:style-name="P93">Oyuncunun hareket geçmişine gerekli metinleri <text:span text:style-name="T18">SetLog() </text:span><text:s/>ile ekle.</text:p>
        </text:list-item>
        <text:list-item>
          <text:p text:style-name="P93">Oyuncunun hedeflediği konumu Map sınıfından metoda gelen map parametresine <text:span text:style-name="T18">map.SetPlayerTarget() </text:span>ile aktar.</text:p>
        </text:list-item>
        <text:list-item>
          <text:p text:style-name="P98">Oyuncunun hedeflediği konuma kalan adım sayısını Map sınıfından metoda gelen map parametresi <text:s/><text:span text:style-name="T18">map.SetPlayerRemainingSteps() </text:span>ile aktar</text:p>
        </text:list-item>
        <text:list-item>
          <text:p text:style-name="P98">Bitir.</text:p>
        </text:list-item>
      </text:list>
      <text:h text:style-name="P66" text:outline-level="2"><text:bookmark-start text:name="__RefHeading___Toc2000_1461073848"/><text:span text:style-name="T71">C</text:span> Oyuncusu <text:span text:style-name="T71">Gizli Altınları Açma</text:span> Kaba kod<text:bookmark-end text:name="__RefHeading___Toc2000_1461073848"/></text:h>
      <text:list xml:id="list1648850673" text:style-name="L9">
        <text:list-item>
          <text:p text:style-name="P108">Başla.</text:p>
        </text:list-item>
        <text:list-item>
          <text:p text:style-name="P108">Metot başladığından itibaren kaç adet gizli altın açtığını belirlemek için <text:span text:style-name="T18">control </text:span>adında bir değişken oluştur. Değişkenin başlangıç değerini 0 olarak belirle.</text:p>
        </text:list-item>
        <text:list-item>
          <text:p text:style-name="P108">control değişkeni C oyuncunun bir turda açabileceği maksimum gizli altın değerinden büyük oluncaya dek.</text:p>
          <text:list>
            <text:list-item>
              <text:p text:style-name="P84">Hedeflenen en yakın <text:s/><text:span text:style-name="T72">gizli </text:span>altın koordinatını en büyük integer değere eşitle. <text:span text:style-name="T47">(</text:span><text:span text:style-name="T28">nearestPrivateGold</text:span><text:span text:style-name="T30">Y</text:span><text:span text:style-name="T28">,nearestPrivateGold</text:span><text:span text:style-name="T30">X</text:span><text:span text:style-name="T47">). </text:span><text:span text:style-name="T28">Başlangıç değerleri </text:span><text:span text:style-name="T70">2147483647</text:span></text:p>
            </text:list-item>
            <text:list-item>
              <text:p text:style-name="P136">Hedeflenen <text:span text:style-name="T72">gizli</text:span> altına giden yolun uzunluğu (<text:span text:style-name="T18">nearestPrivateGoldPathLength</text:span>) <text:span text:style-name="T18">Başlangıç değerleri </text:span><text:span text:style-name="T69">2147483647</text:span></text:p>
            </text:list-item>
            <text:list-item>
              <text:p text:style-name="P138">Hedeflenen gizli altının değeri (<text:span text:style-name="T18">nearestPrivateGoldValue</text:span>) değer olarak <text:span text:style-name="T18">-1 </text:span>değerini ata</text:p>
            </text:list-item>
            <text:list-item>
              <text:p text:style-name="P138">Gizli altın haritasında bulunan gizli altın miktarı 0dan büyükse</text:p>
              <text:list>
                <text:list-item>
                  <text:p text:style-name="P84"><text:span text:style-name="T48">Parametre olarak gelen Map sınıfından </text:span><text:span text:style-name="T52">gizli </text:span><text:span text:style-name="T48">altın matrisini al. (</text:span><text:span text:style-name="T49">GetPrivateGoldMap()</text:span><text:span text:style-name="T48">) </text:span><text:span text:style-name="T53">oluşturulan matrisin adı </text:span><text:span text:style-name="T50">goldArray</text:span></text:p>
                </text:list-item>
                <text:list-item>
                  <text:p text:style-name="P85"><text:span text:style-name="T52">Gizli a</text:span><text:span text:style-name="T53">ltın matrisinin y koordinatında dön (for)</text:span></text:p>
                  <text:list>
                    <text:list-item>
                      <text:p text:style-name="P85"><text:span text:style-name="T52">Gizli a</text:span><text:span text:style-name="T53">ltın matrisinin </text:span><text:span text:style-name="T54">x</text:span><text:span text:style-name="T53"> koordinatında dön (for)</text:span></text:p>
                      <text:list>
                        <text:list-item>
                          <text:p text:style-name="P85"><text:span text:style-name="T54">Gizli a</text:span><text:span text:style-name="T53">ltın matrisinde ki, for döngüsünden oluşan y ve x koordinatlı </text:span><text:span text:style-name="T54">gizli </text:span><text:span text:style-name="T53">altın miktarı 0a eşit deği</text:span><text:span text:style-name="T55">lse<text:tab/></text:span></text:p>
                        </text:list-item>
                        <text:list-item>
                          <text:p text:style-name="P104"><text:span text:style-name="T48">Geçici olarak hedefin kaç kare uzaklıkta olduğunu tutan bir değişken oluştur (</text:span><text:span text:style-name="T49">tempPathLength</text:span><text:span text:style-name="T48">) ve uzaklık değerini bu değişkene aktar</text:span></text:p>
                        </text:list-item>
                        <text:list-item>
                          <text:p text:style-name="P104"><text:soft-page-break/><text:span text:style-name="T49">tempPathLength </text:span><text:span text:style-name="T56">değeri hedeflenen </text:span><text:span text:style-name="T54">gizli </text:span><text:span text:style-name="T56">altın</text:span><text:span text:style-name="T54">ın</text:span><text:span text:style-name="T56"> uzak</text:span><text:span text:style-name="T54">lık</text:span><text:span text:style-name="T56"> değerinden küçükse (</text:span><text:span text:style-name="T51">nearestPrivateGoldPathLength</text:span><text:span text:style-name="T56">)</text:span></text:p>
                          <text:list>
                            <text:list-item>
                              <text:p text:style-name="P109">Aşağıda belirtilen değişkenleri güncelle.</text:p>
                            </text:list-item>
                            <text:list-item>
                              <text:p text:style-name="P104">nearestPrivateGoldPathLength = tempPathLength;</text:p>
                            </text:list-item>
                            <text:list-item>
                              <text:p text:style-name="P104">nearestPrivateGoldY = goldY;</text:p>
                            </text:list-item>
                            <text:list-item>
                              <text:p text:style-name="P137">nearestPrivateGoldX = goldX;</text:p>
                            </text:list-item>
                            <text:list-item>
                              <text:p text:style-name="P137">nearestPrivateGoldValue = goldArray[goldY, goldX];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5"><text:span text:style-name="T58">Gizli altın haritasında bulunan gizli altın miktarı 0dan </text:span><text:span text:style-name="T59">eşitse</text:span></text:p>
              <text:list>
                <text:list-item>
                  <text:p text:style-name="P139">Döngüden çık.</text:p>
                </text:list-item>
              </text:list>
            </text:list-item>
            <text:list-item>
              <text:p text:style-name="P142"><text:span text:style-name="T57">Parametre olarak gelen Map nesnesinin metotlarından </text:span><text:span text:style-name="T49">UpdateGoldMapPoint() </text:span><text:span text:style-name="T57">çağır ve belirlenen koordinatlardaki gizli altını, altın haritasına eklenecektir</text:span></text:p>
            </text:list-item>
            <text:list-item>
              <text:p text:style-name="P142"><text:span text:style-name="T57">Parametre olarak gelen Map nesnesinin metotlarından </text:span><text:span text:style-name="T49">RemovePrivateGoldPoint() </text:span><text:span text:style-name="T57">çağır ve belirlenen koordinatlardaki gizli altını, gizli altın matrisinden sil.</text:span></text:p>
            </text:list-item>
            <text:list-item>
              <text:p text:style-name="P94"><text:span text:style-name="T48">Oyuncunun hareket geçmişine gerekli metinleri </text:span><text:span text:style-name="T49">SetLog() </text:span><text:span text:style-name="T48"><text:s/>ile ekle.</text:span></text:p>
            </text:list-item>
            <text:list-item>
              <text:p text:style-name="P139">Control değişkeninin değerini bir arttır.</text:p>
            </text:list-item>
            <text:list-item>
              <text:p text:style-name="P139">Bitir.</text:p>
            </text:list-item>
          </text:list>
        </text:list-item>
      </text:list>
      <text:p text:style-name="P140"/>
      <text:h text:style-name="P67" text:outline-level="2"><text:bookmark-start text:name="__RefHeading___Toc2002_1461073848"/><text:span text:style-name="T54">D</text:span><text:span text:style-name="T48"> Oyuncusu Hedef Belirleme Kaba kod</text:span><text:bookmark-end text:name="__RefHeading___Toc2002_1461073848"/></text:h>
      <text:p text:style-name="P141"/>
      <text:list xml:id="list2924050866" text:style-name="L10">
        <text:list-item>
          <text:p text:style-name="P118">Başla</text:p>
        </text:list-item>
        <text:list-item>
          <text:p text:style-name="P124">Hedeflenen en yakın altın koordinatını en büyük integer değere eşitle. <text:span text:style-name="T47">(</text:span><text:span text:style-name="T28">nearestGoldY,nearestGoldX</text:span><text:span text:style-name="T47">). </text:span><text:span text:style-name="T28">Başlangıç değerleri </text:span><text:span text:style-name="T70">2147483647</text:span></text:p>
        </text:list-item>
        <text:list-item>
          <text:p text:style-name="P124">Hedeflenen <text:span text:style-name="T47">altından elde edilen kar. (</text:span><text:span text:style-name="T28">nearestGoldProfit</text:span><text:span text:style-name="T47">). </text:span><text:span text:style-name="T28">Başlangıç değerleri </text:span><text:span text:style-name="T68">-2147483647</text:span></text:p>
        </text:list-item>
        <text:list-item>
          <text:p text:style-name="P131">Hedeflenen altına ulaşmak için gereken tur sayısı (<text:span text:style-name="T18">remainingSteps</text:span>). <text:span text:style-name="T18">Başlangıç değerleri </text:span><text:span text:style-name="T67">-2147483647</text:span></text:p>
        </text:list-item>
        <text:list-item>
          <text:p text:style-name="P131">Hedeflenen altının değeri (<text:span text:style-name="T18">nearestGoldValue</text:span>).<text:span text:style-name="T18">Başlangıç değerleri </text:span><text:span text:style-name="T67">-2147483647</text:span></text:p>
        </text:list-item>
        <text:list-item>
          <text:p text:style-name="P132">Hedeflenen altına giden yolun uzunluğu (<text:span text:style-name="T18">nearestGoldPathLength</text:span>) <text:span text:style-name="T18">Başlangıç değerleri </text:span><text:span text:style-name="T69">2147483647</text:span></text:p>
        </text:list-item>
        <text:list-item>
          <text:p text:style-name="P112"><text:span text:style-name="T48">Oyuncu hangi oyuncuya ait hedefi seçti. (</text:span><text:span text:style-name="T49">whoseTarget</text:span><text:span text:style-name="T48">) </text:span><text:span text:style-name="T49">Başlangıç değeri String.Empty</text:span></text:p>
        </text:list-item>
        <text:list-item>
          <text:p text:style-name="P112"><text:span text:style-name="T48">Oyuncunun kendi koordinat bilgilerini <text:s/>(</text:span><text:span text:style-name="T49">thisCord</text:span><text:span text:style-name="T48">) bir diziye aktar. Bunun için player nesnesinin </text:span><text:span text:style-name="T49">GetLastCord() </text:span><text:span text:style-name="T48">metodunu kullanılacaktır.</text:span></text:p>
        </text:list-item>
        <text:list-item>
          <text:p text:style-name="P112"><text:span text:style-name="T48">Diğer oyuncuların hedeflerini map nesnesinin (</text:span><text:span text:style-name="T49">GetPlayerTarget</text:span><text:span text:style-name="T48">) metodunu kullanarak değişkenlerine aktar. </text:span><text:span text:style-name="T49">aPlayerTarget, bPlayerTarget, cPlayerTarget</text:span></text:p>
        </text:list-item>
        <text:list-item>
          <text:p text:style-name="P112">D'nin diğer oyuncuların hedeflerine ulaşması için gereken tur sayısını belirlemek için DPlayer <text:s/>sınıfına ait olan <text:span text:style-name="T18">GetStepsOfOtherPlayersTarget</text:span> <text:s/>metodunu çağır. Gelen değerleri gerekli değişkenlere aktar. <text:span text:style-name="T18">remainingSteps_ATarget ,</text:span><text:span text:style-name="T60">remainingSteps_BTarget ,remainingSteps_CTarget</text:span></text:p>
        </text:list-item>
        <text:list-item>
          <text:p text:style-name="P114">A'nın hedefini hedef belirlemek için. </text:p>
        </text:list-item>
        <text:list-item>
          <text:p text:style-name="P143"><text:span text:style-name="T74">D’nin A’nın hedefine ulaşacağı hamle sayısı küçükse <text:s/>A’nın hedefine ulaşacağı hamle sayısı</text:span><text:span text:style-name="T75">ndan </text:span><text:span text:style-name="T79">VE </text:span><text:span text:style-name="T74">A’nın hedefine </text:span><text:span text:style-name="T75">kalan adım sayısı -1 değerine eşit değilse</text:span></text:p>
          <text:list>
            <text:list-item>
              <text:p text:style-name="P110"><text:soft-page-break/>Aşağıda belirtilen değişkenleri güncelle.</text:p>
            </text:list-item>
            <text:list-item>
              <text:p text:style-name="P145">whoseTarget = "A";</text:p>
            </text:list-item>
            <text:list-item>
              <text:p text:style-name="P145">nearestGoldY = aPlayerTarget[0];</text:p>
            </text:list-item>
            <text:list-item>
              <text:p text:style-name="P145">nearestGoldX = aPlayerTarget[1];</text:p>
            </text:list-item>
            <text:list-item>
              <text:p text:style-name="P145">nearestGoldValue = map.GetGoldPointValue(aPlayerTarget[0], aPlayerTarget[1]);</text:p>
            </text:list-item>
            <text:list-item>
              <text:p text:style-name="P145">remainingSteps = remainingSteps_ATarget;</text:p>
            </text:list-item>
          </text:list>
        </text:list-item>
        <text:list-item>
          <text:p text:style-name="P115"><text:span text:style-name="T82">B</text:span>'n<text:span text:style-name="T82">i</text:span>n hedefini hedef belirlemek için. </text:p>
        </text:list-item>
        <text:list-item>
          <text:p text:style-name="P143"><text:span text:style-name="T74">D’nin </text:span><text:span text:style-name="T75">B</text:span><text:span text:style-name="T74">’n</text:span><text:span text:style-name="T75">i</text:span><text:span text:style-name="T74">n hedefine ulaşacağı hamle sayısı küçükse <text:s/></text:span><text:span text:style-name="T75">B</text:span><text:span text:style-name="T74">’n</text:span><text:span text:style-name="T75">i</text:span><text:span text:style-name="T74">n hedefine ulaşacağı hamle sayısı</text:span><text:span text:style-name="T75">ndan </text:span><text:span text:style-name="T79">VE </text:span><text:span text:style-name="T75">B</text:span><text:span text:style-name="T74">’n</text:span><text:span text:style-name="T75">i</text:span><text:span text:style-name="T74">n hedefine </text:span><text:span text:style-name="T75">kalan adım sayısı -1 değerine eşit değilse</text:span></text:p>
          <text:list>
            <text:list-item>
              <text:p text:style-name="P110">Aşağıda belirtilen değişkenleri güncelle.</text:p>
            </text:list-item>
            <text:list-item>
              <text:p text:style-name="P145">whoseTarget = "B";</text:p>
            </text:list-item>
            <text:list-item>
              <text:p text:style-name="P145">nearestGoldY = bPlayerTarget[0];</text:p>
            </text:list-item>
            <text:list-item>
              <text:p text:style-name="P145">nearestGoldX = bPlayerTarget[1];</text:p>
            </text:list-item>
            <text:list-item>
              <text:p text:style-name="P145">nearestGoldValue = map.GetGoldPointValue(bPlayerTarget[0], bPlayerTarget[1]);</text:p>
            </text:list-item>
            <text:list-item>
              <text:p text:style-name="P145">remainingSteps = remainingSteps_ATarget;</text:p>
            </text:list-item>
          </text:list>
        </text:list-item>
        <text:list-item>
          <text:p text:style-name="P115"><text:span text:style-name="T82">C</text:span>'n<text:span text:style-name="T82">i</text:span>n hedefini hedef belirlemek için. </text:p>
        </text:list-item>
        <text:list-item>
          <text:p text:style-name="P143"><text:span text:style-name="T74">D’nin </text:span><text:span text:style-name="T75">C</text:span><text:span text:style-name="T74">’n</text:span><text:span text:style-name="T75">i</text:span><text:span text:style-name="T74">n hedefine ulaşacağı hamle sayısı küçükse <text:s/></text:span><text:span text:style-name="T75">C</text:span><text:span text:style-name="T74">’n</text:span><text:span text:style-name="T75">i</text:span><text:span text:style-name="T74">n hedefine ulaşacağı hamle sayısı</text:span><text:span text:style-name="T75">ndan </text:span><text:span text:style-name="T79">VE </text:span><text:span text:style-name="T75">C</text:span><text:span text:style-name="T74">’n</text:span><text:span text:style-name="T75">i</text:span><text:span text:style-name="T74">n hedefine </text:span><text:span text:style-name="T75">kalan adım sayısı -1 değerine eşit değilse</text:span></text:p>
          <text:list>
            <text:list-item>
              <text:p text:style-name="P110">Aşağıda belirtilen değişkenleri güncelle.</text:p>
            </text:list-item>
            <text:list-item>
              <text:p text:style-name="P145">whoseTarget = "C";</text:p>
            </text:list-item>
            <text:list-item>
              <text:p text:style-name="P145">nearestGoldY = cPlayerTarget[0];</text:p>
            </text:list-item>
            <text:list-item>
              <text:p text:style-name="P145">nearestGoldX = cPlayerTarget[1];</text:p>
            </text:list-item>
            <text:list-item>
              <text:p text:style-name="P145">nearestGoldValue = map.GetGoldPointValue(bPlayerTarget[0], bPlayerTarget[1]);</text:p>
            </text:list-item>
            <text:list-item>
              <text:p text:style-name="P145">remainingSteps = remainingSteps_ATarget;</text:p>
            </text:list-item>
          </text:list>
        </text:list-item>
        <text:list-item>
          <text:p text:style-name="P145">D Oyuncusu diğer oyuncuların hedeflerine ulaşamıyorsa</text:p>
          <text:list>
            <text:list-item>
              <text:p text:style-name="P125"><text:span text:style-name="T73">Parametre olarak gelen Map sınıfından altın matrisini al. (</text:span><text:span text:style-name="T78">GetGoldMap()</text:span><text:span text:style-name="T73">) </text:span><text:span text:style-name="T76">oluşturulan matrisin adı </text:span><text:span text:style-name="T80">goldArray</text:span></text:p>
            </text:list-item>
            <text:list-item>
              <text:p text:style-name="P143"><text:span text:style-name="T76">D</text:span><text:span text:style-name="T75">iğer oyuncuların hedeflerine ulaşamadığı için onları hedef olmaktan çıkartmamız gerekiyor bunun için altın matrisinin bir kopyasını oluşturalım. Oluşturulan matrise </text:span><text:span text:style-name="T79">tempGoldArray </text:span><text:span text:style-name="T75">ismini verelim</text:span></text:p>
            </text:list-item>
            <text:list-item>
              <text:p text:style-name="P145">A Oyuncusunun hedefi -1 değerine eşit değilse</text:p>
              <text:list>
                <text:list-item>
                  <text:p text:style-name="P148"><text:span text:style-name="T73">A Oyuncusunun hedeflediği koordinatlardaki altın değerini <text:s/></text:span><text:span text:style-name="T78">tempGoldArray </text:span><text:span text:style-name="T73">matrisinde 0 olarak belirtelim.</text:span></text:p>
                </text:list-item>
              </text:list>
            </text:list-item>
            <text:list-item>
              <text:p text:style-name="P145">B Oyuncusunun hedefi -1 değerine eşit değilse</text:p>
              <text:list>
                <text:list-item>
                  <text:p text:style-name="P148"><text:span text:style-name="T73">B Oyuncusunun hedeflediği koordinatlardaki altın değerini <text:s/></text:span><text:span text:style-name="T78">tempGoldArray </text:span><text:span text:style-name="T73">matrisinde 0 olarak belirtelim.</text:span></text:p>
                </text:list-item>
              </text:list>
            </text:list-item>
            <text:list-item>
              <text:p text:style-name="P145">C Oyuncusunun hedefi -1 değerine eşit değilse</text:p>
              <text:list>
                <text:list-item>
                  <text:p text:style-name="P148"><text:soft-page-break/><text:span text:style-name="T73">C Oyuncusunun hedeflediği koordinatlardaki altın değerini <text:s/></text:span><text:span text:style-name="T78">tempGoldArray </text:span><text:span text:style-name="T73">matrisinde 0 olarak belirtelim.</text:span></text:p>
                </text:list-item>
              </text:list>
            </text:list-item>
            <text:list-item>
              <text:p text:style-name="P147">Diğer oyuncuların altınları kaldırıldığında oyunda altın kalmıyorsa eğer hedefleri haritaya geri ekleyelim.</text:p>
            </text:list-item>
            <text:list-item>
              <text:p text:style-name="P148"><text:span text:style-name="T73">Kopyasını oluşturduğumuz haritada kaç adet altın bulunduğunu belirlemek için </text:span><text:span text:style-name="T78">goldCount</text:span><text:span text:style-name="T73"> adında bir değişken oluşturalım ve başlangıç değeri olarak 0 verelim.</text:span></text:p>
            </text:list-item>
            <text:list-item>
              <text:p text:style-name="P145">Kopyasını oluşturduğumuz haritada kaç adet altın olduğunu hesaplayalım.</text:p>
            </text:list-item>
            <text:list-item>
              <text:p text:style-name="P148"><text:span text:style-name="T73">Kopyasını oluşturduğumuz haritadaki altın sayısı </text:span><text:span text:style-name="T77">0’a eşit ise</text:span></text:p>
              <text:list>
                <text:list-item>
                  <text:p text:style-name="P146">Diğer oyuncuların hedeflerini haritaya tekrar dahil edelim.</text:p>
                </text:list-item>
              </text:list>
            </text:list-item>
          </text:list>
        </text:list-item>
        <text:list-item>
          <text:p text:style-name="P86"><text:span text:style-name="T83">Kopya </text:span>Altın matrisinin y koordinatının da dön (for)</text:p>
          <text:list>
            <text:list-item>
              <text:p text:style-name="P86"><text:span text:style-name="T83">Kopya </text:span>Altın matrisinin x koordinatının da dön (for)</text:p>
              <text:list>
                <text:list-item>
                  <text:p text:style-name="P86"><text:span text:style-name="T83">Kopya </text:span>Altın matrisinde ki, for döngüsünden oluşan y ve x koordinatındaki altın miktarı 0a eşit deği<text:span text:style-name="T46">lse</text:span></text:p>
                  <text:list>
                    <text:list-item>
                      <text:p text:style-name="P105">Geçici olarak hedefin kaç kare uzaklıkta olduğunu tutan bir değişken oluştur (<text:span text:style-name="T18">tempPathLength</text:span>) ve uzaklık değerini bu değişkene aktar</text:p>
                    </text:list-item>
                    <text:list-item>
                      <text:p text:style-name="P144"><text:span text:style-name="T15">Geçici olarak hedefin kaç adım uzaklıkta olduğunu tutan bir değişken oluştur (</text:span><text:span text:style-name="T27">tempRemainingSteps</text:span><text:span text:style-name="T15">) ve uzaklık değerini hesapla ve değişkene aktar.</text:span></text:p>
                    </text:list-item>
                    <text:list-item>
                      <text:p text:style-name="P133"><text:span text:style-name="T15">G</text:span><text:span text:style-name="T2">eçici olarak hedefe ulaştığında kazanacağı toplam altın miktarını hesapla ve (</text:span><text:span text:style-name="T18">tempProfit</text:span><text:span text:style-name="T2">) değişkene aktar.</text:span></text:p>
                    </text:list-item>
                    <text:list-item>
                      <text:p text:style-name="P144"><text:span text:style-name="T16">Geçici olarak tutulan <text:s/></text:span><text:span text:style-name="T28">tempProfit </text:span><text:span text:style-name="T16">değeri hedeflenen altın değerinden (</text:span><text:span text:style-name="T28">nearestGoldProfit</text:span><text:span text:style-name="T16">) <text:s/>büyükse veya eşitse</text:span></text:p>
                      <text:list>
                        <text:list-item>
                          <text:p text:style-name="P105"><text:span text:style-name="T18">tempPathLength </text:span><text:span text:style-name="T47">değeri hedeflenen altın uzak değerinden küçükse (</text:span><text:span text:style-name="T28">nearestGoldPathLength</text:span><text:span text:style-name="T47">) </text:span><text:span text:style-name="T28">VE </text:span><text:span text:style-name="T47">Geçici olarak tutulan <text:s/></text:span><text:span text:style-name="T28">tempProfit </text:span><text:span text:style-name="T47">değeri hedeflenen altın değerinden (</text:span><text:span text:style-name="T28">nearestGoldProfit</text:span><text:span text:style-name="T47">) <text:s/>eşitse</text:span></text:p>
                          <text:list>
                            <text:list-item>
                              <text:p text:style-name="P111">Aşağıda belirtilen değişkenleri güncelle.</text:p>
                            </text:list-item>
                            <text:list-item>
                              <text:p text:style-name="P105">nearestGoldPathLength = tempPathLength;</text:p>
                            </text:list-item>
                            <text:list-item>
                              <text:p text:style-name="P105">remainingSteps = tempRemainingSteps;</text:p>
                            </text:list-item>
                            <text:list-item>
                              <text:p text:style-name="P105">nearestGoldProfit = tempProfit;</text:p>
                            </text:list-item>
                            <text:list-item>
                              <text:p text:style-name="P105">nearestGoldY = goldY;</text:p>
                            </text:list-item>
                            <text:list-item>
                              <text:p text:style-name="P105">nearestGoldX = goldX;</text:p>
                            </text:list-item>
                            <text:list-item>
                              <text:p text:style-name="P105">nearestGoldValue = tempGoldArray[goldY, goldX];</text:p>
                            </text:list-item>
                          </text:list>
                        </text:list-item>
                        <text:list-item>
                          <text:p text:style-name="P105"><text:span text:style-name="T47">Geçici olarak tutulan <text:s/></text:span><text:span text:style-name="T28">tempProfit </text:span><text:span text:style-name="T47">değeri hedeflenen altın değerinden (</text:span><text:span text:style-name="T28">nearestGoldProfit</text:span><text:span text:style-name="T47">) <text:s/>büyükse</text:span></text:p>
                          <text:list>
                            <text:list-item>
                              <text:p text:style-name="P111">Aşağıda belirtilen değişkenleri güncelle.</text:p>
                            </text:list-item>
                            <text:list-item>
                              <text:p text:style-name="P105">nearestGoldPathLength = tempPathLength;</text:p>
                            </text:list-item>
                            <text:list-item>
                              <text:p text:style-name="P105">remainingSteps = tempRemainingSteps;</text:p>
                            </text:list-item>
                            <text:list-item>
                              <text:p text:style-name="P105">nearestGoldProfit = tempProfit;</text:p>
                            </text:list-item>
                            <text:list-item>
                              <text:p text:style-name="P105">nearestGoldY = goldY;</text:p>
                            </text:list-item>
                            <text:list-item>
                              <text:p text:style-name="P105">nearestGoldX = goldX;</text:p>
                            </text:list-item>
                            <text:list-item>
                              <text:p text:style-name="P105">nearestGoldValue = tempGoldArray[goldY, goldX];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6"><text:soft-page-break/><text:span text:style-name="T2">Hedefe ulaşacağı adımı tutan değişkene </text:span><text:span text:style-name="T18">SetRemainingSteps()</text:span><text:span text:style-name="T2"> ile atama yap</text:span></text:p>
        </text:list-item>
        <text:list-item>
          <text:p text:style-name="P126"><text:span text:style-name="T2">Hedefin koordinat bilgilerini tutan değişkene </text:span><text:span text:style-name="T18">SetTargetedGoldCord() </text:span><text:span text:style-name="T2">ile atama yap</text:span></text:p>
        </text:list-item>
        <text:list-item>
          <text:p text:style-name="P126"><text:span text:style-name="T2">Hedefin altın miktarını tutan değişkene </text:span><text:span text:style-name="T18">SetTargetedGoldValue() </text:span><text:span text:style-name="T2">ile atama yap</text:span></text:p>
        </text:list-item>
        <text:list-item>
          <text:p text:style-name="P126"><text:span text:style-name="T2">Hedefe ulaştığında elde edeceği altın miktarını tutan değişkene </text:span><text:span text:style-name="T18">SetGoldEarnedOnReachTarget() </text:span><text:span text:style-name="T2">ile atama yap</text:span></text:p>
        </text:list-item>
        <text:list-item>
          <text:p text:style-name="P126"><text:span text:style-name="T2">Oyuncunun kasasından hedef belirleme maliyetini düş. </text:span><text:span text:style-name="T18">UpdatePlayerGoldValue()</text:span></text:p>
        </text:list-item>
        <text:list-item>
          <text:p text:style-name="P90"><text:span text:style-name="T81">Oyuncunun oyun boyunca harcadığı toplam altın miktarına arama maliyetini </text:span><text:span text:style-name="T78">SetTotalAmountOfGoldSpent(this.GetSearchCost()) </text:span><text:span text:style-name="T81">ekle.</text:span></text:p>
        </text:list-item>
        <text:list-item>
          <text:p text:style-name="P149"><text:span text:style-name="T83">w</text:span>hoseTarget <text:span text:style-name="T17">değer eşit değilse </text:span><text:span text:style-name="T83">String.Empty </text:span><text:span text:style-name="T17">değerini o zaman herhangi bir oyuncunun hedefine daha önce varacaktır.</text:span></text:p>
          <text:list>
            <text:list-item>
              <text:p text:style-name="P95"><text:span text:style-name="T83">Oyuncunun hareket geçmişine gerekli metinleri </text:span><text:span text:style-name="T31">SetLog() </text:span><text:span text:style-name="T83"><text:s/>ile ekle.</text:span></text:p>
            </text:list-item>
          </text:list>
        </text:list-item>
        <text:list-item>
          <text:p text:style-name="P149"><text:span text:style-name="T83">whoseTarget </text:span><text:span text:style-name="T17">değer eşit <text:s/>ise </text:span><text:span text:style-name="T83">String.Empty </text:span><text:span text:style-name="T17">değerine o zaman herhangi bir oyuncunun hedefine ondan daha önce varamayacaktır.</text:span></text:p>
          <text:list>
            <text:list-item>
              <text:p text:style-name="P95"><text:span text:style-name="T83">Oyuncunun hareket geçmişine gerekli metinleri </text:span><text:span text:style-name="T31">SetLog() </text:span><text:span text:style-name="T83"><text:s/>ile ekle.</text:span></text:p>
            </text:list-item>
          </text:list>
        </text:list-item>
        <text:list-item>
          <text:p text:style-name="P95">Oyuncunun hedeflediği konumu Map sınıfından metoda gelen map parametresine <text:span text:style-name="T18">map.SetPlayerTarget() </text:span>ile aktar.</text:p>
        </text:list-item>
        <text:list-item>
          <text:p text:style-name="P99">Oyuncunun hedeflediği konuma kalan adım sayısını Map sınıfından metoda gelen map parametresi <text:s/><text:span text:style-name="T18">map.SetPlayerRemainingSteps() </text:span>ile aktar</text:p>
        </text:list-item>
        <text:list-item>
          <text:p text:style-name="P99">Bitir.</text:p>
        </text:list-item>
      </text:list>
      <text:p text:style-name="P113"><text:span text:style-name="T6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fo:font-size="10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15:02:28.765000000</meta:creation-date>
    <dc:date>2020-11-21T01:22:00.575000000</dc:date>
    <meta:editing-duration>PT1H29M57S</meta:editing-duration>
    <meta:editing-cycles>12</meta:editing-cycles>
    <meta:generator>LibreOffice/7.0.2.2$Windows_X86_64 LibreOffice_project/8349ace3c3162073abd90d81fd06dcfb6b36b994</meta:generator>
    <meta:document-statistic meta:table-count="0" meta:image-count="0" meta:object-count="0" meta:page-count="16" meta:paragraph-count="380" meta:word-count="3318" meta:character-count="27092" meta:non-whitespace-character-count="24301"/>
  </office:meta>
</office:document-meta>
</file>